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4.0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923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2.238cm"/>
    </style:style>
    <style:style style:name="co8" style:family="table-column">
      <style:table-column-properties fo:break-before="auto" style:column-width="1.582cm"/>
    </style:style>
    <style:style style:name="co9" style:family="table-column">
      <style:table-column-properties fo:break-before="auto" style:column-width="3.648cm"/>
    </style:style>
    <style:style style:name="co10" style:family="table-column">
      <style:table-column-properties fo:break-before="auto" style:column-width="9.55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5.7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3.422cm" fo:break-before="auto" style:use-optimal-row-height="false"/>
    </style:style>
    <style:style style:name="ro7" style:family="table-row">
      <style:table-row-properties style:row-height="3.658cm" fo:break-before="auto" style:use-optimal-row-height="fals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1.526cm" fo:break-before="auto" style:use-optimal-row-height="tru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2.053cm" fo:break-before="auto" style:use-optimal-row-height="false"/>
    </style:style>
    <style:style style:name="ro12" style:family="table-row">
      <style:table-row-properties style:row-height="1.552cm" fo:break-before="auto" style:use-optimal-row-height="false"/>
    </style:style>
    <style:style style:name="ro13" style:family="table-row">
      <style:table-row-properties style:row-height="2cm" fo:break-before="auto" style:use-optimal-row-height="false"/>
    </style:style>
    <style:style style:name="ro14" style:family="table-row">
      <style:table-row-properties style:row-height="2.08cm" fo:break-before="auto" style:use-optimal-row-height="false"/>
    </style:style>
    <style:style style:name="ro15" style:family="table-row">
      <style:table-row-properties style:row-height="1.921cm" fo:break-before="auto" style:use-optimal-row-height="false"/>
    </style:style>
    <style:style style:name="ro16" style:family="table-row">
      <style:table-row-properties style:row-height="1.762cm" fo:break-before="auto" style:use-optimal-row-height="false"/>
    </style:style>
    <style:style style:name="ro17" style:family="table-row">
      <style:table-row-properties style:row-height="1.974cm" fo:break-before="auto" style:use-optimal-row-height="false"/>
    </style:style>
    <style:style style:name="ro18" style:family="table-row">
      <style:table-row-properties style:row-height="1.658cm" fo:break-before="auto" style:use-optimal-row-height="false"/>
    </style:style>
    <style:style style:name="ro19" style:family="table-row">
      <style:table-row-properties style:row-height="1.711cm" fo:break-before="auto" style:use-optimal-row-height="false"/>
    </style:style>
    <style:style style:name="ro20" style:family="table-row">
      <style:table-row-properties style:row-height="1.526cm" fo:break-before="auto" style:use-optimal-row-height="false"/>
    </style:style>
    <style:style style:name="ro21" style:family="table-row">
      <style:table-row-properties style:row-height="2.263cm" fo:break-before="auto" style:use-optimal-row-height="true"/>
    </style:style>
    <style:style style:name="ro22" style:family="table-row">
      <style:table-row-properties style:row-height="1.316cm" fo:break-before="auto" style:use-optimal-row-height="false"/>
    </style:style>
    <style:style style:name="ro23" style:family="table-row">
      <style:table-row-properties style:row-height="1.342cm" fo:break-before="auto" style:use-optimal-row-height="false"/>
    </style:style>
    <style:style style:name="ro24" style:family="table-row">
      <style:table-row-properties style:row-height="1.499cm" fo:break-before="auto" style:use-optimal-row-height="false"/>
    </style:style>
    <style:style style:name="ro25" style:family="table-row">
      <style:table-row-properties style:row-height="1.579cm" fo:break-before="auto" style:use-optimal-row-height="false"/>
    </style:style>
    <style:style style:name="ro26" style:family="table-row">
      <style:table-row-properties style:row-height="1.395cm" fo:break-before="auto" style:use-optimal-row-height="false"/>
    </style:style>
    <style:style style:name="ro27" style:family="table-row">
      <style:table-row-properties style:row-height="1.789cm" fo:break-before="auto" style:use-optimal-row-height="false"/>
    </style:style>
    <style:style style:name="ro28" style:family="table-row">
      <style:table-row-properties style:row-height="1.685cm" fo:break-before="auto" style:use-optimal-row-height="false"/>
    </style:style>
    <style:style style:name="ro29" style:family="table-row">
      <style:table-row-properties style:row-height="1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wrap-option="wrap"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wrap-option="wrap" fo:border="0.06pt solid #000000" style:vertical-align="middle"/>
      <style:text-properties fo:font-size="9pt" style:font-size-asian="9pt" style:font-size-complex="9pt"/>
    </style:style>
    <style:style style:name="ce4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wrap-option="wrap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wrap-option="wrap" fo:border="0.06pt solid #000000" style:vertical-align="middle"/>
      <style:text-properties fo:font-size="8pt" style:font-size-asian="8pt" style:font-size-complex="8pt"/>
    </style:style>
    <style:style style:name="ce16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</office:automatic-styles>
  <office:body>
    <office:spreadsheet>
      <table:table table:name="bien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default-cell-style-name="ce8"/>
        <table:table-column table:style-name="co3" table:default-cell-style-name="ce7"/>
        <table:table-column table:style-name="co7" table:default-cell-style-name="ce12"/>
        <table:table-column table:style-name="co8" table:default-cell-style-name="ce12"/>
        <table:table-column table:style-name="co3" table:default-cell-style-name="ce4"/>
        <table:table-column table:style-name="co9" table:default-cell-style-name="ce4"/>
        <table:table-column table:style-name="co10" table:default-cell-style-name="ce16"/>
        <table:table-column table:style-name="co11" table:default-cell-style-name="ce4"/>
        <table:table-column table:style-name="co12" table:default-cell-style-name="ce4"/>
        <table:table-column table:style-name="co3" table:number-columns-repeated="1010" table:default-cell-style-name="ce4"/>
        <table:table-header-rows>
          <table:table-row table:style-name="ro1">
            <table:table-cell table:style-name="ce2" office:value-type="string" calcext:value-type="string" table:number-columns-spanned="14" table:number-rows-spanned="1">
              <text:p>BIENES INGRESADOS EN SISTEMA – FECHA CORTE: 11/07/2022</text:p>
            </table:table-cell>
            <table:covered-table-cell table:number-columns-repeated="3" table:style-name="ce3"/>
            <table:covered-table-cell table:number-columns-repeated="3" table:style-name="ce14"/>
            <table:covered-table-cell table:style-name="ce21"/>
            <table:covered-table-cell table:style-name="ce13"/>
            <table:covered-table-cell table:number-columns-repeated="2" table:style-name="ce3"/>
            <table:covered-table-cell table:style-name="ce25"/>
            <table:covered-table-cell table:style-name="ce3"/>
            <table:covered-table-cell table:style-name="ce5"/>
            <table:table-cell table:number-columns-repeated="1010"/>
          </table:table-row>
          <table:table-row table:style-name="ro1">
            <table:table-cell table:style-name="ce3" office:value-type="string" calcext:value-type="string">
              <text:p>ubicacion</text:p>
            </table:table-cell>
            <table:table-cell table:style-name="ce3" office:value-type="string" calcext:value-type="string">
              <text:p>oficina</text:p>
            </table:table-cell>
            <table:table-cell table:style-name="ce3" office:value-type="string" calcext:value-type="string">
              <text:p>nombre</text:p>
            </table:table-cell>
            <table:table-cell table:style-name="ce3" office:value-type="string" calcext:value-type="string">
              <text:p>cargo_resp</text:p>
            </table:table-cell>
            <table:table-cell table:style-name="ce14" office:value-type="string" calcext:value-type="string">
              <text:p>fechaAlta</text:p>
            </table:table-cell>
            <table:table-cell table:style-name="ce14" office:value-type="string" calcext:value-type="string">
              <text:p>codigo</text:p>
            </table:table-cell>
            <table:table-cell table:style-name="ce14" office:value-type="string" calcext:value-type="string">
              <text:p>nro_licitacion</text:p>
            </table:table-cell>
            <table:table-cell table:style-name="ce21" office:value-type="string" calcext:value-type="string">
              <text:p>nro_serie</text:p>
            </table:table-cell>
            <table:table-cell table:style-name="ce21" office:value-type="string" calcext:value-type="string">
              <text:p>nro_sari</text:p>
            </table:table-cell>
            <table:table-cell table:style-name="ce3" office:value-type="string" calcext:value-type="string">
              <text:p>nombreTipo</text:p>
            </table:table-cell>
            <table:table-cell table:style-name="ce3" office:value-type="string" calcext:value-type="string">
              <text:p>nombreRama</text:p>
            </table:table-cell>
            <table:table-cell table:style-name="ce25" office:value-type="string" calcext:value-type="string">
              <text:p>descripcion</text:p>
            </table:table-cell>
            <table:table-cell table:style-name="ce14" office:value-type="string" calcext:value-type="string">
              <text:p>firmado</text:p>
            </table:table-cell>
            <table:table-cell table:style-name="ce3" office:value-type="string" calcext:value-type="string">
              <text:p>OBSERVACIONES</text:p>
            </table:table-cell>
            <table:table-cell table:number-columns-repeated="1010"/>
          </table:table-row>
        </table:table-header-rows>
        <table:table-row table:style-name="ro2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Campello Ángel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3-23" calcext:value-type="date">
            <text:p>23/03/22</text:p>
          </table:table-cell>
          <table:table-cell table:style-name="ce14" office:value-type="string" calcext:value-type="string">
            <text:p>12-18-186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ccesorio informatico</text:p>
          </table:table-cell>
          <table:table-cell table:style-name="ce5" office:value-type="string" calcext:value-type="string">
            <text:p>Cable</text:p>
          </table:table-cell>
          <table:table-cell table:style-name="ce15" office:value-type="string" calcext:value-type="string">
            <text:p>Cable USB Printer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3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iaz Daiana</text:p>
          </table:table-cell>
          <table:table-cell table:style-name="ce5" office:value-type="string" calcext:value-type="string">
            <text:p>Subsecretaria de planificación estratégica de contenidos</text:p>
          </table:table-cell>
          <table:table-cell table:style-name="ce6" office:value-type="date" office:date-value="2022-06-08" calcext:value-type="date">
            <text:p>08/06/22</text:p>
          </table:table-cell>
          <table:table-cell table:style-name="ce14" office:value-type="string" calcext:value-type="string">
            <text:p>12-39-369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ccesorio informatico</text:p>
          </table:table-cell>
          <table:table-cell table:style-name="ce5" office:value-type="string" calcext:value-type="string">
            <text:p>Estabilizador 3 ejes - de celular</text:p>
          </table:table-cell>
          <table:table-cell table:style-name="ce15" office:value-type="string" calcext:value-type="string">
            <text:p>OFICINA SUB DE PLANIFICACION ESTRATEGICA DE CONTENIDOS - ESTABILIZADOR CELLAR MARCA GYMBAL GADNIC G200 - 0645760777979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3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iaz Daiana</text:p>
          </table:table-cell>
          <table:table-cell table:style-name="ce5" office:value-type="string" calcext:value-type="string">
            <text:p>Subsecretaria de planificación estratégica de contenidos</text:p>
          </table:table-cell>
          <table:table-cell table:style-name="ce6" office:value-type="date" office:date-value="2022-06-08" calcext:value-type="date">
            <text:p>08/06/22</text:p>
          </table:table-cell>
          <table:table-cell table:style-name="ce14" office:value-type="string" calcext:value-type="string">
            <text:p>12-39-370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ccesorio informatico</text:p>
          </table:table-cell>
          <table:table-cell table:style-name="ce5" office:value-type="string" calcext:value-type="string">
            <text:p>Estabilizador 3 ejes - de celular</text:p>
          </table:table-cell>
          <table:table-cell table:style-name="ce15" office:value-type="string" calcext:value-type="string">
            <text:p>OFICINA SUB DE PLANIFICACION ESTRATEGICA DE CONTENIDOS - ESTABILIZADOR CELLAR MARCA GYMBAL GADNIC G200 - 0645760777979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agalí Rodriguez</text:p>
          </table:table-cell>
          <table:table-cell table:style-name="ce5" office:value-type="string" calcext:value-type="string">
            <text:p>Jurídica</text:p>
          </table:table-cell>
          <table:table-cell table:style-name="ce6" office:value-type="date" office:date-value="2020-01-01" calcext:value-type="date">
            <text:p>01/01/20</text:p>
          </table:table-cell>
          <table:table-cell table:style-name="ce14" office:value-type="string" calcext:value-type="string">
            <text:p>12-33-361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ccesorio informatico</text:p>
          </table:table-cell>
          <table:table-cell table:style-name="ce5" office:value-type="string" calcext:value-type="string">
            <text:p>Impresora</text:p>
          </table:table-cell>
          <table:table-cell table:style-name="ce15" office:value-type="string" calcext:value-type="string">
            <text:p>OFICINA JURIDICA - impresora marcha brother multifuncion - 19-1-106/2 - adquirida por secretaria de estado de la energia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06" calcext:value-type="date">
            <text:p>06/06/22</text:p>
          </table:table-cell>
          <table:table-cell table:style-name="ce14" office:value-type="string" calcext:value-type="string">
            <text:p>12-33-320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85773" calcext:value-type="float">
            <text:p>185773</text:p>
          </table:table-cell>
          <table:table-cell table:style-name="ce5" office:value-type="string" calcext:value-type="string">
            <text:p>Accesorio informatico</text:p>
          </table:table-cell>
          <table:table-cell table:style-name="ce5" office:value-type="string" calcext:value-type="string">
            <text:p>Impresora</text:p>
          </table:table-cell>
          <table:table-cell table:style-name="ce15" office:value-type="string" calcext:value-type="string">
            <text:p>Impresora OfficeJet Pro 8710 SARI: I-185773 S/N: CN634BM0RF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06" calcext:value-type="date">
            <text:p>06/06/22</text:p>
          </table:table-cell>
          <table:table-cell table:style-name="ce14" office:value-type="string" calcext:value-type="string">
            <text:p>12-33-321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ccesorio informatico</text:p>
          </table:table-cell>
          <table:table-cell table:style-name="ce5" office:value-type="string" calcext:value-type="string">
            <text:p>Impresora</text:p>
          </table:table-cell>
          <table:table-cell table:style-name="ce15" office:value-type="string" calcext:value-type="string">
            <text:p>Impresora OfficeJet Pro 8620 SARI: I-180634 S/N: CN4CJEW0CC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4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elisa Trabuchi</text:p>
          </table:table-cell>
          <table:table-cell table:style-name="ce5" office:value-type="string" calcext:value-type="string">
            <text:p>SECRETARIA DE PLANIFICACIÓN Y COORDINACION ADMINISTRATIVA, LEGAL Y TÉCNICA</text:p>
          </table:table-cell>
          <table:table-cell table:style-name="ce6" office:value-type="date" office:date-value="2021-11-01" calcext:value-type="date">
            <text:p>01/11/21</text:p>
          </table:table-cell>
          <table:table-cell table:style-name="ce14" office:value-type="string" calcext:value-type="string">
            <text:p>12-13-87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ccesorio informatico</text:p>
          </table:table-cell>
          <table:table-cell table:style-name="ce5" office:value-type="string" calcext:value-type="string">
            <text:p>Licencia</text:p>
          </table:table-cell>
          <table:table-cell table:style-name="ce15" office:value-type="string" calcext:value-type="string">
            <text:p>Windows 10 Pro Num.Lic: 75457433 Num.Parte: FQC-09478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4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elisa Trabuchi</text:p>
          </table:table-cell>
          <table:table-cell table:style-name="ce5" office:value-type="string" calcext:value-type="string">
            <text:p>SECRETARIA DE PLANIFICACIÓN Y COORDINACION ADMINISTRATIVA, LEGAL Y TÉCNICA</text:p>
          </table:table-cell>
          <table:table-cell table:style-name="ce6" office:value-type="date" office:date-value="2021-11-01" calcext:value-type="date">
            <text:p>01/11/21</text:p>
          </table:table-cell>
          <table:table-cell table:style-name="ce14" office:value-type="string" calcext:value-type="string">
            <text:p>12-13-88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ccesorio informatico</text:p>
          </table:table-cell>
          <table:table-cell table:style-name="ce5" office:value-type="string" calcext:value-type="string">
            <text:p>Licencia</text:p>
          </table:table-cell>
          <table:table-cell table:style-name="ce15" office:value-type="string" calcext:value-type="string">
            <text:p>Windows 10 Pro Num.Lic: 75457433 Num.Parte: FQC-09478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4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elisa Trabuchi</text:p>
          </table:table-cell>
          <table:table-cell table:style-name="ce5" office:value-type="string" calcext:value-type="string">
            <text:p>SECRETARIA DE PLANIFICACIÓN Y COORDINACION ADMINISTRATIVA, LEGAL Y TÉCNICA</text:p>
          </table:table-cell>
          <table:table-cell table:style-name="ce6" office:value-type="date" office:date-value="2021-11-01" calcext:value-type="date">
            <text:p>01/11/21</text:p>
          </table:table-cell>
          <table:table-cell table:style-name="ce14" office:value-type="string" calcext:value-type="string">
            <text:p>12-13-89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ccesorio informatico</text:p>
          </table:table-cell>
          <table:table-cell table:style-name="ce5" office:value-type="string" calcext:value-type="string">
            <text:p>Licencia</text:p>
          </table:table-cell>
          <table:table-cell table:style-name="ce15" office:value-type="string" calcext:value-type="string">
            <text:p>Windows 10 Pro Num.Lic: 75457433 Num.Parte: FQC-09478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4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elisa Trabuchi</text:p>
          </table:table-cell>
          <table:table-cell table:style-name="ce5" office:value-type="string" calcext:value-type="string">
            <text:p>SECRETARIA DE PLANIFICACIÓN Y COORDINACION ADMINISTRATIVA, LEGAL Y TÉCNICA</text:p>
          </table:table-cell>
          <table:table-cell table:style-name="ce6" office:value-type="date" office:date-value="2021-11-01" calcext:value-type="date">
            <text:p>01/11/21</text:p>
          </table:table-cell>
          <table:table-cell table:style-name="ce14" office:value-type="string" calcext:value-type="string">
            <text:p>12-13-90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ccesorio informatico</text:p>
          </table:table-cell>
          <table:table-cell table:style-name="ce5" office:value-type="string" calcext:value-type="string">
            <text:p>Licencia</text:p>
          </table:table-cell>
          <table:table-cell table:style-name="ce15" office:value-type="string" calcext:value-type="string">
            <text:p>Windows 10 Pro Num.Lic: 75457433 Num.Parte: FQC-09478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arinaro Florencia</text:p>
          </table:table-cell>
          <table:table-cell table:style-name="ce5" office:value-type="string" calcext:value-type="string">
            <text:p>Ministra de Igualdad, Género y Diversidad</text:p>
          </table:table-cell>
          <table:table-cell table:style-name="ce6" office:value-type="date" office:date-value="2021-08-05" calcext:value-type="date">
            <text:p>05/08/21</text:p>
          </table:table-cell>
          <table:table-cell table:style-name="ce14" office:value-type="string" calcext:value-type="string">
            <text:p>12-14-91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ccesorio informatico</text:p>
          </table:table-cell>
          <table:table-cell table:style-name="ce5" office:value-type="string" calcext:value-type="string">
            <text:p>Modem 4G con USB</text:p>
          </table:table-cell>
          <table:table-cell table:style-name="ce15" office:value-type="string" calcext:value-type="string">
            <text:p>Modem ZTE - MF971V - IMEI 869626021153111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epósito Informático</text:p>
          </table:table-cell>
          <table:table-cell table:style-name="ce5" office:value-type="string" calcext:value-type="string">
            <text:p>----------</text:p>
          </table:table-cell>
          <table:table-cell table:style-name="ce6" office:value-type="date" office:date-value="2021-09-03" calcext:value-type="date">
            <text:p>03/09/21</text:p>
          </table:table-cell>
          <table:table-cell table:style-name="ce14" office:value-type="string" calcext:value-type="string">
            <text:p>12-11-77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ccesorio informatico</text:p>
          </table:table-cell>
          <table:table-cell table:style-name="ce5" office:value-type="string" calcext:value-type="string">
            <text:p>Proyector</text:p>
          </table:table-cell>
          <table:table-cell table:style-name="ce15" office:value-type="string" calcext:value-type="string">
            <text:p>PROYECTOR ACER MRJL8110095450082d8400</text:p>
          </table:table-cell>
          <table:table-cell table:style-name="ce5" office:value-type="string" calcext:value-type="string">
            <text:p>FIRMADO Y DEVUELTO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3-18" calcext:value-type="date">
            <text:p>18/03/22</text:p>
          </table:table-cell>
          <table:table-cell table:style-name="ce14" office:value-type="string" calcext:value-type="string">
            <text:p>12-16-162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ccesorio informatico</text:p>
          </table:table-cell>
          <table:table-cell table:style-name="ce5" office:value-type="string" calcext:value-type="string">
            <text:p>Router</text:p>
          </table:table-cell>
          <table:table-cell table:style-name="ce15" office:value-type="string" calcext:value-type="string">
            <text:p>Router wireless TP-LINK 4 PORTS TL-WR941HP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Campello Ángel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3-23" calcext:value-type="date">
            <text:p>23/03/22</text:p>
          </table:table-cell>
          <table:table-cell table:style-name="ce14" office:value-type="string" calcext:value-type="string">
            <text:p>12-16-182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ccesorio informatico</text:p>
          </table:table-cell>
          <table:table-cell table:style-name="ce5" office:value-type="string" calcext:value-type="string">
            <text:p>Router</text:p>
          </table:table-cell>
          <table:table-cell table:style-name="ce15" office:value-type="string" calcext:value-type="string">
            <text:p>ROUTER 4P TPLINK WR941HP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5-05" calcext:value-type="date">
            <text:p>05/05/22</text:p>
          </table:table-cell>
          <table:table-cell table:style-name="ce14" office:value-type="string" calcext:value-type="string">
            <text:p>12-21-199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ccesorio informatico</text:p>
          </table:table-cell>
          <table:table-cell table:style-name="ce5" office:value-type="string" calcext:value-type="string">
            <text:p>SWITCH</text:p>
          </table:table-cell>
          <table:table-cell table:style-name="ce15" office:value-type="string" calcext:value-type="string">
            <text:p>SWITCH 1930-24G 4SFP+ POE 370W (JL684A), S/N CN19KPG1H3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5-05" calcext:value-type="date">
            <text:p>05/05/22</text:p>
          </table:table-cell>
          <table:table-cell table:style-name="ce14" office:value-type="string" calcext:value-type="string">
            <text:p>12-21-200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ccesorio informatico</text:p>
          </table:table-cell>
          <table:table-cell table:style-name="ce5" office:value-type="string" calcext:value-type="string">
            <text:p>SWITCH</text:p>
          </table:table-cell>
          <table:table-cell table:style-name="ce15" office:value-type="string" calcext:value-type="string">
            <text:p>SWITCH 1930-24G 4SFP+ POE 370W (JL684A), S/N CN19KPG161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1-08-30" calcext:value-type="date">
            <text:p>30/08/21</text:p>
          </table:table-cell>
          <table:table-cell table:style-name="ce14" office:value-type="string" calcext:value-type="string">
            <text:p>12-10-72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ccesorio informatico</text:p>
          </table:table-cell>
          <table:table-cell table:style-name="ce5" office:value-type="string" calcext:value-type="string">
            <text:p>Token</text:p>
          </table:table-cell>
          <table:table-cell table:style-name="ce15" office:value-type="string" calcext:value-type="string">
            <text:p>token mtoken cryptoid - 20092300005028</text:p>
          </table:table-cell>
          <table:table-cell table:style-name="ce5" office:value-type="string" calcext:value-type="string">
            <text:p>FALTA ASIGNACION</text:p>
          </table:table-cell>
          <table:table-cell table:style-name="ce5"/>
          <table:table-cell table:number-columns-repeated="1010"/>
        </table:table-row>
        <table:table-row table:style-name="ro5" table:visibility="filter">
          <table:table-cell table:style-name="ce5" office:value-type="string" calcext:value-type="string">
            <text:p>PATRICIO DIEZ(CALLE15) 1165 </text:p>
          </table:table-cell>
          <table:table-cell table:style-name="ce5" office:value-type="string" calcext:value-type="string">
            <text:p>sub. fortalecimiento territorial en igualdad, genero y diversidad</text:p>
          </table:table-cell>
          <table:table-cell table:style-name="ce5" office:value-type="string" calcext:value-type="string">
            <text:p>Zalazar Soledad</text:p>
          </table:table-cell>
          <table:table-cell table:style-name="ce5" office:value-type="string" calcext:value-type="string">
            <text:p>Subsecretaría de Fortalecimiento territorial en igualdad, género y diversidad</text:p>
          </table:table-cell>
          <table:table-cell table:style-name="ce6" office:value-type="date" office:date-value="2021-04-04" calcext:value-type="date">
            <text:p>04/04/21</text:p>
          </table:table-cell>
          <table:table-cell table:style-name="ce14" office:value-type="string" calcext:value-type="string">
            <text:p>12-10-73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ccesorio informatico</text:p>
          </table:table-cell>
          <table:table-cell table:style-name="ce5" office:value-type="string" calcext:value-type="string">
            <text:p>Token</text:p>
          </table:table-cell>
          <table:table-cell table:style-name="ce15" office:value-type="string" calcext:value-type="string">
            <text:p>TOKEN MTOKEN CRYPTOID 20092300005027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1-04-19" calcext:value-type="date">
            <text:p>19/04/21</text:p>
          </table:table-cell>
          <table:table-cell table:style-name="ce14" office:value-type="string" calcext:value-type="string">
            <text:p>11-9-54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+ adaptador</text:p>
          </table:table-cell>
          <table:table-cell table:style-name="ce15" office:value-type="string" calcext:value-type="string">
            <text:p>A1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1-04-20" calcext:value-type="date">
            <text:p>20/04/21</text:p>
          </table:table-cell>
          <table:table-cell table:style-name="ce14" office:value-type="string" calcext:value-type="string">
            <text:p>11-9-55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+ adaptador</text:p>
          </table:table-cell>
          <table:table-cell table:style-name="ce15" office:value-type="string" calcext:value-type="string">
            <text:p>A2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1-04-20" calcext:value-type="date">
            <text:p>20/04/21</text:p>
          </table:table-cell>
          <table:table-cell table:style-name="ce14" office:value-type="string" calcext:value-type="string">
            <text:p>11-9-57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+ adaptador</text:p>
          </table:table-cell>
          <table:table-cell table:style-name="ce15" office:value-type="string" calcext:value-type="string">
            <text:p>A4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1-04-20" calcext:value-type="date">
            <text:p>20/04/21</text:p>
          </table:table-cell>
          <table:table-cell table:style-name="ce14" office:value-type="string" calcext:value-type="string">
            <text:p>11-9-59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+ adaptador</text:p>
          </table:table-cell>
          <table:table-cell table:style-name="ce15" office:value-type="string" calcext:value-type="string">
            <text:p>A6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1-04-20" calcext:value-type="date">
            <text:p>20/04/21</text:p>
          </table:table-cell>
          <table:table-cell table:style-name="ce14" office:value-type="string" calcext:value-type="string">
            <text:p>11-9-62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+ adaptador</text:p>
          </table:table-cell>
          <table:table-cell table:style-name="ce15" office:value-type="string" calcext:value-type="string">
            <text:p>A9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1-04-20" calcext:value-type="date">
            <text:p>20/04/21</text:p>
          </table:table-cell>
          <table:table-cell table:style-name="ce14" office:value-type="string" calcext:value-type="string">
            <text:p>11-9-63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+ adaptador</text:p>
          </table:table-cell>
          <table:table-cell table:style-name="ce15" office:value-type="string" calcext:value-type="string">
            <text:p>A10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1-04-20" calcext:value-type="date">
            <text:p>20/04/21</text:p>
          </table:table-cell>
          <table:table-cell table:style-name="ce14" office:value-type="string" calcext:value-type="string">
            <text:p>11-9-65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+ adaptador</text:p>
          </table:table-cell>
          <table:table-cell table:style-name="ce15" office:value-type="string" calcext:value-type="string">
            <text:p>A12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6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Grossi Ornella</text:p>
          </table:table-cell>
          <table:table-cell table:style-name="ce5" office:value-type="string" calcext:value-type="string">
            <text:p>Subsecretaria de Políticas contra la violencia por razones de género</text:p>
          </table:table-cell>
          <table:table-cell table:style-name="ce6" office:value-type="date" office:date-value="2020-04-20" calcext:value-type="date">
            <text:p>20/04/20</text:p>
          </table:table-cell>
          <table:table-cell table:style-name="ce14" office:value-type="string" calcext:value-type="string">
            <text:p>11-9-60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+ adaptador</text:p>
          </table:table-cell>
          <table:table-cell table:style-name="ce15" office:value-type="string" calcext:value-type="string">
            <text:p>A7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7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Grossi Ornella</text:p>
          </table:table-cell>
          <table:table-cell table:style-name="ce5" office:value-type="string" calcext:value-type="string">
            <text:p>Subsecretaria de Políticas contra la violencia por razones de género</text:p>
          </table:table-cell>
          <table:table-cell table:style-name="ce6" office:value-type="date" office:date-value="2021-04-20" calcext:value-type="date">
            <text:p>20/04/21</text:p>
          </table:table-cell>
          <table:table-cell table:style-name="ce14" office:value-type="string" calcext:value-type="string">
            <text:p>11-9-56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+ adaptador</text:p>
          </table:table-cell>
          <table:table-cell table:style-name="ce15" office:value-type="string" calcext:value-type="string">
            <text:p>A3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8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Grossi Ornella</text:p>
          </table:table-cell>
          <table:table-cell table:style-name="ce5" office:value-type="string" calcext:value-type="string">
            <text:p>Subsecretaria de Políticas contra la violencia por razones de género</text:p>
          </table:table-cell>
          <table:table-cell table:style-name="ce6" office:value-type="date" office:date-value="2021-04-20" calcext:value-type="date">
            <text:p>20/04/21</text:p>
          </table:table-cell>
          <table:table-cell table:style-name="ce14" office:value-type="string" calcext:value-type="string">
            <text:p>11-9-58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+ adaptador</text:p>
          </table:table-cell>
          <table:table-cell table:style-name="ce15" office:value-type="string" calcext:value-type="string">
            <text:p>A5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8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Grossi Ornella</text:p>
          </table:table-cell>
          <table:table-cell table:style-name="ce5" office:value-type="string" calcext:value-type="string">
            <text:p>Subsecretaria de Políticas contra la violencia por razones de género</text:p>
          </table:table-cell>
          <table:table-cell table:style-name="ce6" office:value-type="date" office:date-value="2021-04-20" calcext:value-type="date">
            <text:p>20/04/21</text:p>
          </table:table-cell>
          <table:table-cell table:style-name="ce14" office:value-type="string" calcext:value-type="string">
            <text:p>11-9-61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+ adaptador</text:p>
          </table:table-cell>
          <table:table-cell table:style-name="ce15" office:value-type="string" calcext:value-type="string">
            <text:p>A8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8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Grossi Ornella</text:p>
          </table:table-cell>
          <table:table-cell table:style-name="ce5" office:value-type="string" calcext:value-type="string">
            <text:p>Subsecretaria de Políticas contra la violencia por razones de género</text:p>
          </table:table-cell>
          <table:table-cell table:style-name="ce6" office:value-type="date" office:date-value="2021-04-20" calcext:value-type="date">
            <text:p>20/04/21</text:p>
          </table:table-cell>
          <table:table-cell table:style-name="ce14" office:value-type="string" calcext:value-type="string">
            <text:p>11-9-64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+ adaptador</text:p>
          </table:table-cell>
          <table:table-cell table:style-name="ce15" office:value-type="string" calcext:value-type="string">
            <text:p>A11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5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Bode Gustavo</text:p>
          </table:table-cell>
          <table:table-cell table:style-name="ce5" office:value-type="string" calcext:value-type="string">
            <text:p>Secretario de Planificación y coordinación administrativa legal y técnica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11-22-239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443</text:p>
          </table:table-cell>
          <table:table-cell table:style-name="ce11" office:value-type="float" office:value="100869" calcext:value-type="float">
            <text:p>100869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69 S/N: 4K378030044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9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Bellini María Eva</text:p>
          </table:table-cell>
          <table:table-cell table:style-name="ce5" office:value-type="string" calcext:value-type="string">
            <text:p>Subsecretaria de Planificación evaluación y cooperación estratégica de políticas de igualdad</text:p>
          </table:table-cell>
          <table:table-cell table:style-name="ce6" office:value-type="date" office:date-value="2022-05-27" calcext:value-type="date">
            <text:p>27/05/22</text:p>
          </table:table-cell>
          <table:table-cell table:style-name="ce14" office:value-type="string" calcext:value-type="string">
            <text:p>11-22-262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445</text:p>
          </table:table-cell>
          <table:table-cell table:style-name="ce11" office:value-type="float" office:value="100856" calcext:value-type="float">
            <text:p>100856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56 S/N: 4K378030044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6-09" calcext:value-type="date">
            <text:p>09/06/22</text:p>
          </table:table-cell>
          <table:table-cell table:style-name="ce14" office:value-type="string" calcext:value-type="string">
            <text:p>11-22-344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449</text:p>
          </table:table-cell>
          <table:table-cell table:style-name="ce11" office:value-type="float" office:value="100867" calcext:value-type="float">
            <text:p>100867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67 S/N: 4K3780300449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10" calcext:value-type="date">
            <text:p>10/06/22</text:p>
          </table:table-cell>
          <table:table-cell table:style-name="ce14" office:value-type="string" calcext:value-type="string">
            <text:p>11-22-349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431</text:p>
          </table:table-cell>
          <table:table-cell table:style-name="ce11" office:value-type="float" office:value="100863" calcext:value-type="float">
            <text:p>100863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63 S/N: 4K3780300431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5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Zalazar Soledad</text:p>
          </table:table-cell>
          <table:table-cell table:style-name="ce5" office:value-type="string" calcext:value-type="string">
            <text:p>Subsecretaría de Fortalecimiento territorial en igualdad, género y diversidad</text:p>
          </table:table-cell>
          <table:table-cell table:style-name="ce6" office:value-type="date" office:date-value="2022-06-10" calcext:value-type="date">
            <text:p>10/06/22</text:p>
          </table:table-cell>
          <table:table-cell table:style-name="ce14" office:value-type="string" calcext:value-type="string">
            <text:p>11-22-352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513</text:p>
          </table:table-cell>
          <table:table-cell table:style-name="ce11" office:value-type="float" office:value="100843" calcext:value-type="float">
            <text:p>100843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43 S/N: 4K378030051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10" calcext:value-type="date">
            <text:p>10/06/22</text:p>
          </table:table-cell>
          <table:table-cell table:style-name="ce14" office:value-type="string" calcext:value-type="string">
            <text:p>11-22-355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520</text:p>
          </table:table-cell>
          <table:table-cell table:style-name="ce11" office:value-type="float" office:value="100845" calcext:value-type="float">
            <text:p>100845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45 S/N: 4K3780300520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10" calcext:value-type="date">
            <text:p>10/06/22</text:p>
          </table:table-cell>
          <table:table-cell table:style-name="ce14" office:value-type="string" calcext:value-type="string">
            <text:p>11-22-358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447</text:p>
          </table:table-cell>
          <table:table-cell table:style-name="ce11" office:value-type="float" office:value="100872" calcext:value-type="float">
            <text:p>100872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72 S/N: 4K3780300447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10" calcext:value-type="date">
            <text:p>10/06/22</text:p>
          </table:table-cell>
          <table:table-cell table:style-name="ce14" office:value-type="string" calcext:value-type="string">
            <text:p>11-22-359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434</text:p>
          </table:table-cell>
          <table:table-cell table:style-name="ce11" office:value-type="float" office:value="100865" calcext:value-type="float">
            <text:p>100865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65 S/N: 4K3780300434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10" calcext:value-type="date">
            <text:p>10/06/22</text:p>
          </table:table-cell>
          <table:table-cell table:style-name="ce14" office:value-type="string" calcext:value-type="string">
            <text:p>11-22-360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432</text:p>
          </table:table-cell>
          <table:table-cell table:style-name="ce11" office:value-type="float" office:value="100866" calcext:value-type="float">
            <text:p>100866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66 S/N: 4K3780300432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10" calcext:value-type="date">
            <text:p>10/06/22</text:p>
          </table:table-cell>
          <table:table-cell table:style-name="ce14" office:value-type="string" calcext:value-type="string">
            <text:p>11-22-362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00864" calcext:value-type="float">
            <text:p>100864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64 S/N: 4K3780300433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8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78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438</text:p>
          </table:table-cell>
          <table:table-cell table:style-name="ce11" office:value-type="float" office:value="100860" calcext:value-type="float">
            <text:p>100860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60 S/N: 4K3780300438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8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79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437</text:p>
          </table:table-cell>
          <table:table-cell table:style-name="ce11" office:value-type="float" office:value="100861" calcext:value-type="float">
            <text:p>100861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61 S/N: 4K3780300437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8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80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439</text:p>
          </table:table-cell>
          <table:table-cell table:style-name="ce11" office:value-type="float" office:value="100862" calcext:value-type="float">
            <text:p>100862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62 S/N: 4K3780300439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75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430</text:p>
          </table:table-cell>
          <table:table-cell table:style-name="ce11" office:value-type="float" office:value="100857" calcext:value-type="float">
            <text:p>100857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57 S/N: 4K3780300430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76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436</text:p>
          </table:table-cell>
          <table:table-cell table:style-name="ce11" office:value-type="float" office:value="100858" calcext:value-type="float">
            <text:p>100858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58 S/N: 4K378030043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77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435</text:p>
          </table:table-cell>
          <table:table-cell table:style-name="ce11" office:value-type="float" office:value="100859" calcext:value-type="float">
            <text:p>100859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59 S/N: 4K378030043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Fabbri Luciano</text:p>
          </table:table-cell>
          <table:table-cell table:style-name="ce5" office:value-type="string" calcext:value-type="string">
            <text:p>Secretario de Formación y capacitación para la igual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11-22-233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446</text:p>
          </table:table-cell>
          <table:table-cell table:style-name="ce11" office:value-type="float" office:value="100874" calcext:value-type="float">
            <text:p>100874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74 S/N: 4K3780300446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Fabbri Luciano</text:p>
          </table:table-cell>
          <table:table-cell table:style-name="ce5" office:value-type="string" calcext:value-type="string">
            <text:p>Secretario de Formación y capacitación para la igual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11-22-234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441</text:p>
          </table:table-cell>
          <table:table-cell table:style-name="ce11" office:value-type="float" office:value="100873" calcext:value-type="float">
            <text:p>100873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73 S/N: 4K3780300441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Fabbri Luciano</text:p>
          </table:table-cell>
          <table:table-cell table:style-name="ce5" office:value-type="string" calcext:value-type="string">
            <text:p>Secretario de Formación y capacitación para la igual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11-22-235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448</text:p>
          </table:table-cell>
          <table:table-cell table:style-name="ce11" office:value-type="float" office:value="100870" calcext:value-type="float">
            <text:p>100870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70 S/N: 4K3780300448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Fabbri Luciano</text:p>
          </table:table-cell>
          <table:table-cell table:style-name="ce5" office:value-type="string" calcext:value-type="string">
            <text:p>Secretario de Formación y capacitación para la igual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11-22-236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444</text:p>
          </table:table-cell>
          <table:table-cell table:style-name="ce11" office:value-type="float" office:value="100868" calcext:value-type="float">
            <text:p>100868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68 S/N: 4K3780300444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Fabbri Luciano</text:p>
          </table:table-cell>
          <table:table-cell table:style-name="ce5" office:value-type="string" calcext:value-type="string">
            <text:p>Secretario de Formación y capacitación para la igual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11-22-237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442</text:p>
          </table:table-cell>
          <table:table-cell table:style-name="ce11" office:value-type="float" office:value="100871" calcext:value-type="float">
            <text:p>100871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71 S/N: 4K3780300442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Fabbri Luciano</text:p>
          </table:table-cell>
          <table:table-cell table:style-name="ce5" office:value-type="string" calcext:value-type="string">
            <text:p>Secretario de Formación y capacitación para la igual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11-22-238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519</text:p>
          </table:table-cell>
          <table:table-cell table:style-name="ce11" office:value-type="float" office:value="100844" calcext:value-type="float">
            <text:p>100844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44 S/N: 4K3780300519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63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518</text:p>
          </table:table-cell>
          <table:table-cell table:style-name="ce11" office:value-type="float" office:value="100841" calcext:value-type="float">
            <text:p>100841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41 S/N: 4K3780300518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64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514</text:p>
          </table:table-cell>
          <table:table-cell table:style-name="ce11" office:value-type="float" office:value="100842" calcext:value-type="float">
            <text:p>100842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42 S/N: 4K3780300514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65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525</text:p>
          </table:table-cell>
          <table:table-cell table:style-name="ce11" office:value-type="float" office:value="100846" calcext:value-type="float">
            <text:p>100846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46 S/N: 4K378030052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66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526</text:p>
          </table:table-cell>
          <table:table-cell table:style-name="ce11" office:value-type="float" office:value="100847" calcext:value-type="float">
            <text:p>100847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47 S/N: 4K378030052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67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521</text:p>
          </table:table-cell>
          <table:table-cell table:style-name="ce11" office:value-type="float" office:value="100848" calcext:value-type="float">
            <text:p>100848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48 S/N: 4K3780300521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68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522</text:p>
          </table:table-cell>
          <table:table-cell table:style-name="ce11" office:value-type="float" office:value="100849" calcext:value-type="float">
            <text:p>100849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49 S/N: 4K3780300522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69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527</text:p>
          </table:table-cell>
          <table:table-cell table:style-name="ce11" office:value-type="float" office:value="100850" calcext:value-type="float">
            <text:p>100850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50 S/N: 4K3780300527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70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528</text:p>
          </table:table-cell>
          <table:table-cell table:style-name="ce11" office:value-type="float" office:value="100851" calcext:value-type="float">
            <text:p>100851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51 S/N: 4K3780300528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71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523</text:p>
          </table:table-cell>
          <table:table-cell table:style-name="ce11" office:value-type="float" office:value="100852" calcext:value-type="float">
            <text:p>100852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52 S/N: 4K378030052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72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529</text:p>
          </table:table-cell>
          <table:table-cell table:style-name="ce11" office:value-type="float" office:value="100853" calcext:value-type="float">
            <text:p>100853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53 S/N: 4K3780300529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73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524</text:p>
          </table:table-cell>
          <table:table-cell table:style-name="ce11" office:value-type="float" office:value="100854" calcext:value-type="float">
            <text:p>100854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54 S/N: 4K3780300524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11-22-274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4K3780300440</text:p>
          </table:table-cell>
          <table:table-cell table:style-name="ce11" office:value-type="float" office:value="100855" calcext:value-type="float">
            <text:p>100855</text:p>
          </table:table-cell>
          <table:table-cell table:style-name="ce5" office:value-type="string" calcext:value-type="string">
            <text:p>Auricular</text:p>
          </table:table-cell>
          <table:table-cell table:style-name="ce5" office:value-type="string" calcext:value-type="string">
            <text:p>vincha con micrófono USB</text:p>
          </table:table-cell>
          <table:table-cell table:style-name="ce15" office:value-type="string" calcext:value-type="string">
            <text:p>ADATA XPG EMIX H20 RGB SARI: E-100855 S/N: 4K3780300440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1" table:visibility="filter">
          <table:table-cell table:style-name="ce5" office:value-type="string" calcext:value-type="string">
            <text:p>Colodrero 799 </text:p>
          </table:table-cell>
          <table:table-cell table:style-name="ce5" office:value-type="string" calcext:value-type="string">
            <text:p>Casa de Amparo</text:p>
          </table:table-cell>
          <table:table-cell table:style-name="ce5" office:value-type="string" calcext:value-type="string">
            <text:p>Barbara Yelpo</text:p>
          </table:table-cell>
          <table:table-cell table:style-name="ce5" office:value-type="string" calcext:value-type="string">
            <text:p>Casa de Amparo</text:p>
          </table:table-cell>
          <table:table-cell table:style-name="ce6" office:value-type="date" office:date-value="2021-04-16" calcext:value-type="date">
            <text:p>16/04/21</text:p>
          </table:table-cell>
          <table:table-cell table:style-name="ce14" office:value-type="string" calcext:value-type="string">
            <text:p>9-4-53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Camara-web</text:p>
          </table:table-cell>
          <table:table-cell table:style-name="ce15" office:value-type="string" calcext:value-type="string">
            <text:p>C5 Cámara web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ucas Maurice</text:p>
          </table:table-cell>
          <table:table-cell table:style-name="ce5" office:value-type="string" calcext:value-type="string">
            <text:p/>
          </table:table-cell>
          <table:table-cell table:style-name="ce6" office:value-type="date" office:date-value="2021-04-16" calcext:value-type="date">
            <text:p>16/04/21</text:p>
          </table:table-cell>
          <table:table-cell table:style-name="ce14" office:value-type="string" calcext:value-type="string">
            <text:p>9-4-50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Camara-web</text:p>
          </table:table-cell>
          <table:table-cell table:style-name="ce15" office:value-type="string" calcext:value-type="string">
            <text:p>C2 Cámara web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1-04-16" calcext:value-type="date">
            <text:p>16/04/21</text:p>
          </table:table-cell>
          <table:table-cell table:style-name="ce14" office:value-type="string" calcext:value-type="string">
            <text:p>9-4-51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Camara-web</text:p>
          </table:table-cell>
          <table:table-cell table:style-name="ce15" office:value-type="string" calcext:value-type="string">
            <text:p>C3 Cámara web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1-06-04" calcext:value-type="date">
            <text:p>04/06/21</text:p>
          </table:table-cell>
          <table:table-cell table:style-name="ce14" office:value-type="string" calcext:value-type="string">
            <text:p>9-4-69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Camara-web</text:p>
          </table:table-cell>
          <table:table-cell table:style-name="ce15" office:value-type="string" calcext:value-type="string">
            <text:p>WebCam LOGITECH C920S PRO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8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Grossi Ornella</text:p>
          </table:table-cell>
          <table:table-cell table:style-name="ce5" office:value-type="string" calcext:value-type="string">
            <text:p>Subsecretaria de Políticas contra la violencia por razones de género</text:p>
          </table:table-cell>
          <table:table-cell table:style-name="ce6" office:value-type="date" office:date-value="2021-04-04" calcext:value-type="date">
            <text:p>04/04/21</text:p>
          </table:table-cell>
          <table:table-cell table:style-name="ce14" office:value-type="string" calcext:value-type="string">
            <text:p>9-4-49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Camara-web</text:p>
          </table:table-cell>
          <table:table-cell table:style-name="ce15" office:value-type="string" calcext:value-type="string">
            <text:p>C1 Cámara web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8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Grossi Ornella</text:p>
          </table:table-cell>
          <table:table-cell table:style-name="ce5" office:value-type="string" calcext:value-type="string">
            <text:p>Subsecretaria de Políticas contra la violencia por razones de género</text:p>
          </table:table-cell>
          <table:table-cell table:style-name="ce6" office:value-type="date" office:date-value="2021-04-16" calcext:value-type="date">
            <text:p>16/04/21</text:p>
          </table:table-cell>
          <table:table-cell table:style-name="ce14" office:value-type="string" calcext:value-type="string">
            <text:p>9-4-52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Camara-web</text:p>
          </table:table-cell>
          <table:table-cell table:style-name="ce15" office:value-type="string" calcext:value-type="string">
            <text:p>C4 Cámara web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Lorena B., Battilana</text:p>
          </table:table-cell>
          <table:table-cell table:style-name="ce5" office:value-type="string" calcext:value-type="string">
            <text:p>Subsecretaria de Relaciones Instucionales</text:p>
          </table:table-cell>
          <table:table-cell table:style-name="ce6" office:value-type="date" office:date-value="2021-07-08" calcext:value-type="date">
            <text:p>08/07/21</text:p>
          </table:table-cell>
          <table:table-cell table:style-name="ce14" office:value-type="string" calcext:value-type="string">
            <text:p>9-4-70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Camara-web</text:p>
          </table:table-cell>
          <table:table-cell table:style-name="ce15" office:value-type="string" calcext:value-type="string">
            <text:p>2108LZ91TRM9 WebCam LOGITECH C920S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9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Bellini María Eva</text:p>
          </table:table-cell>
          <table:table-cell table:style-name="ce5" office:value-type="string" calcext:value-type="string">
            <text:p>Subsecretaria de Planificación evaluación y cooperación estratégica de políticas de igualdad</text:p>
          </table:table-cell>
          <table:table-cell table:style-name="ce6" office:value-type="date" office:date-value="2021-06-11" calcext:value-type="date">
            <text:p>11/06/21</text:p>
          </table:table-cell>
          <table:table-cell table:style-name="ce14" office:value-type="string" calcext:value-type="string">
            <text:p>9-17-373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GENERICA s/n: 000287270065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iaz Daiana</text:p>
          </table:table-cell>
          <table:table-cell table:style-name="ce5" office:value-type="string" calcext:value-type="string">
            <text:p>Subsecretaria de planificación estratégica de contenidos</text:p>
          </table:table-cell>
          <table:table-cell table:style-name="ce6" office:value-type="date" office:date-value="2022-06-09" calcext:value-type="date">
            <text:p>09/06/22</text:p>
          </table:table-cell>
          <table:table-cell table:style-name="ce14" office:value-type="string" calcext:value-type="string">
            <text:p>9-17-339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717559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292717559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iaz Daiana</text:p>
          </table:table-cell>
          <table:table-cell table:style-name="ce5" office:value-type="string" calcext:value-type="string">
            <text:p>Subsecretaria de planificación estratégica de contenidos</text:p>
          </table:table-cell>
          <table:table-cell table:style-name="ce6" office:value-type="date" office:date-value="2022-06-09" calcext:value-type="date">
            <text:p>09/06/22</text:p>
          </table:table-cell>
          <table:table-cell table:style-name="ce14" office:value-type="string" calcext:value-type="string">
            <text:p>9-17-340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906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29261090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iaz Daiana</text:p>
          </table:table-cell>
          <table:table-cell table:style-name="ce5" office:value-type="string" calcext:value-type="string">
            <text:p>Subsecretaria de planificación estratégica de contenidos</text:p>
          </table:table-cell>
          <table:table-cell table:style-name="ce6" office:value-type="date" office:date-value="2022-06-09" calcext:value-type="date">
            <text:p>09/06/22</text:p>
          </table:table-cell>
          <table:table-cell table:style-name="ce14" office:value-type="string" calcext:value-type="string">
            <text:p>9-17-341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717574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292717574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iaz Daiana</text:p>
          </table:table-cell>
          <table:table-cell table:style-name="ce5" office:value-type="string" calcext:value-type="string">
            <text:p>Subsecretaria de planificación estratégica de contenidos</text:p>
          </table:table-cell>
          <table:table-cell table:style-name="ce6" office:value-type="date" office:date-value="2022-06-09" calcext:value-type="date">
            <text:p>09/06/22</text:p>
          </table:table-cell>
          <table:table-cell table:style-name="ce14" office:value-type="string" calcext:value-type="string">
            <text:p>9-17-342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717558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292717558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iaz Daiana</text:p>
          </table:table-cell>
          <table:table-cell table:style-name="ce5" office:value-type="string" calcext:value-type="string">
            <text:p>Subsecretaria de planificación estratégica de contenidos</text:p>
          </table:table-cell>
          <table:table-cell table:style-name="ce6" office:value-type="date" office:date-value="2022-06-09" calcext:value-type="date">
            <text:p>09/06/22</text:p>
          </table:table-cell>
          <table:table-cell table:style-name="ce14" office:value-type="string" calcext:value-type="string">
            <text:p>9-17-343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905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29261090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76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712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712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77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762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762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78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662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662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79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702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702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80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765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765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81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772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772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82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890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890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83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873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873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84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782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782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85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791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791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86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717536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717536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9-17-387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717547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717547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8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51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855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85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8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93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786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78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52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717506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71750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53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682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682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Diaz Daiana</text:p>
          </table:table-cell>
          <table:table-cell table:style-name="ce5" office:value-type="string" calcext:value-type="string">
            <text:p>Subsecretaria de planificación estratégica de contenidos</text:p>
          </table:table-cell>
          <table:table-cell table:style-name="ce6" office:value-type="date" office:date-value="2022-03-23" calcext:value-type="date">
            <text:p>23/03/22</text:p>
          </table:table-cell>
          <table:table-cell table:style-name="ce14" office:value-type="string" calcext:value-type="string">
            <text:p>9-17-183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XIAOMI 1080P USB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Fabbri Luciano</text:p>
          </table:table-cell>
          <table:table-cell table:style-name="ce5" office:value-type="string" calcext:value-type="string">
            <text:p>Secretario de Formación y capacitación para la igual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40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692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292610692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Fabbri Luciano</text:p>
          </table:table-cell>
          <table:table-cell table:style-name="ce5" office:value-type="string" calcext:value-type="string">
            <text:p>Secretario de Formación y capacitación para la igual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41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799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799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Fabbri Luciano</text:p>
          </table:table-cell>
          <table:table-cell table:style-name="ce5" office:value-type="string" calcext:value-type="string">
            <text:p>Secretario de Formación y capacitación para la igual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42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885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29261088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Fabbri Luciano</text:p>
          </table:table-cell>
          <table:table-cell table:style-name="ce5" office:value-type="string" calcext:value-type="string">
            <text:p>Secretario de Formación y capacitación para la igual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43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781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781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Fabbri Luciano</text:p>
          </table:table-cell>
          <table:table-cell table:style-name="ce5" office:value-type="string" calcext:value-type="string">
            <text:p>Secretario de Formación y capacitación para la igual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44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717548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292717548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Fabbri Luciano</text:p>
          </table:table-cell>
          <table:table-cell table:style-name="ce5" office:value-type="string" calcext:value-type="string">
            <text:p>Secretario de Formación y capacitación para la igual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45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766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76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46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796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79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47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717546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29271754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48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792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292610792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49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910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910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50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789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789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Rodriguez Sol Marina</text:p>
          </table:table-cell>
          <table:table-cell table:style-name="ce5" office:value-type="string" calcext:value-type="string">
            <text:p>Directorade capacitación en género y diversi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54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652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652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9-17-255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292610672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amara</text:p>
          </table:table-cell>
          <table:table-cell table:style-name="ce5" office:value-type="string" calcext:value-type="string">
            <text:p>USB</text:p>
          </table:table-cell>
          <table:table-cell table:style-name="ce15" office:value-type="string" calcext:value-type="string">
            <text:p>WEBCAM VIDLOK BY XIAOMI PRO W90 C/ MICRÓFONO S/N: 292610672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García Lurdes</text:p>
          </table:table-cell>
          <table:table-cell table:style-name="ce5" office:value-type="string" calcext:value-type="string">
            <text:p>Mesa de Entradas - Despacho</text:p>
          </table:table-cell>
          <table:table-cell table:style-name="ce6" office:value-type="date" office:date-value="2021-03-11" calcext:value-type="date">
            <text:p>11/03/21</text:p>
          </table:table-cell>
          <table:table-cell table:style-name="ce14" office:value-type="string" calcext:value-type="string">
            <text:p>7-6-1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3595" calcext:value-type="float">
            <text:p>193595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All in one</text:p>
          </table:table-cell>
          <table:table-cell table:style-name="ce15" office:value-type="string" calcext:value-type="string">
            <text:p>HP - SP-Q045-22 SSD 120GB, SARI: I-19359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Robledo Alejandra</text:p>
          </table:table-cell>
          <table:table-cell table:style-name="ce5" office:value-type="string" calcext:value-type="string">
            <text:p>Redacción Despacho</text:p>
          </table:table-cell>
          <table:table-cell table:style-name="ce6" office:value-type="date" office:date-value="2021-03-11" calcext:value-type="date">
            <text:p>11/03/21</text:p>
          </table:table-cell>
          <table:table-cell table:style-name="ce14" office:value-type="string" calcext:value-type="string">
            <text:p>7-6-3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All in one</text:p>
          </table:table-cell>
          <table:table-cell table:style-name="ce15" office:value-type="string" calcext:value-type="string">
            <text:p>HP - SP-Q045-22 SARI: I-193637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Gil Marina</text:p>
          </table:table-cell>
          <table:table-cell table:style-name="ce5" office:value-type="string" calcext:value-type="string">
            <text:p>Subsecretaria Legal y Técnica y Gestión de la información</text:p>
          </table:table-cell>
          <table:table-cell table:style-name="ce6" office:value-type="date" office:date-value="2021-03-30" calcext:value-type="date">
            <text:p>30/03/21</text:p>
          </table:table-cell>
          <table:table-cell table:style-name="ce14" office:value-type="string" calcext:value-type="string">
            <text:p>7-6-13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All in one</text:p>
          </table:table-cell>
          <table:table-cell table:style-name="ce15" office:value-type="string" calcext:value-type="string">
            <text:p>HP - SP-Q045-22 SARI: I-193660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arinaro Florencia</text:p>
          </table:table-cell>
          <table:table-cell table:style-name="ce5" office:value-type="string" calcext:value-type="string">
            <text:p>Ministra de Igualdad, Género y Diversidad</text:p>
          </table:table-cell>
          <table:table-cell table:style-name="ce6" office:value-type="date" office:date-value="2021-03-30" calcext:value-type="date">
            <text:p>30/03/21</text:p>
          </table:table-cell>
          <table:table-cell table:style-name="ce14" office:value-type="string" calcext:value-type="string">
            <text:p>7-6-14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3469" calcext:value-type="float">
            <text:p>193469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All in one</text:p>
          </table:table-cell>
          <table:table-cell table:style-name="ce15" office:value-type="string" calcext:value-type="string">
            <text:p>HP - SP-Q045-22 SARI: I-193469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Ramello Agustín</text:p>
          </table:table-cell>
          <table:table-cell table:style-name="ce5" office:value-type="string" calcext:value-type="string">
            <text:p>Informática</text:p>
          </table:table-cell>
          <table:table-cell table:style-name="ce6" office:value-type="date" office:date-value="2021-03-30" calcext:value-type="date">
            <text:p>30/03/21</text:p>
          </table:table-cell>
          <table:table-cell table:style-name="ce14" office:value-type="string" calcext:value-type="string">
            <text:p>7-6-15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3649" calcext:value-type="float">
            <text:p>193649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All in one</text:p>
          </table:table-cell>
          <table:table-cell table:style-name="ce15" office:value-type="string" calcext:value-type="string">
            <text:p>HP - SP-Q045-22 SSD 120GB, SARI: I-193649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elvo Marcela</text:p>
          </table:table-cell>
          <table:table-cell table:style-name="ce5" office:value-type="string" calcext:value-type="string">
            <text:p>Secretaria Privada</text:p>
          </table:table-cell>
          <table:table-cell table:style-name="ce6" office:value-type="date" office:date-value="2021-03-30" calcext:value-type="date">
            <text:p>30/03/21</text:p>
          </table:table-cell>
          <table:table-cell table:style-name="ce14" office:value-type="string" calcext:value-type="string">
            <text:p>7-6-16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3603" calcext:value-type="float">
            <text:p>193603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All in one</text:p>
          </table:table-cell>
          <table:table-cell table:style-name="ce15" office:value-type="string" calcext:value-type="string">
            <text:p>HP - SP-Q045-22 SARI: I-19360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5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Bode Gustavo</text:p>
          </table:table-cell>
          <table:table-cell table:style-name="ce5" office:value-type="string" calcext:value-type="string">
            <text:p>Secretario de Planificación y coordinación administrativa legal y técnica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7-6-28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3605" calcext:value-type="float">
            <text:p>193605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All in one</text:p>
          </table:table-cell>
          <table:table-cell table:style-name="ce15" office:value-type="string" calcext:value-type="string">
            <text:p>HP - SP-Q045-22 SARI: I-19360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Holub Germán</text:p>
          </table:table-cell>
          <table:table-cell table:style-name="ce5" office:value-type="string" calcext:value-type="string">
            <text:p>Informática</text:p>
          </table:table-cell>
          <table:table-cell table:style-name="ce6" office:value-type="date" office:date-value="2021-04-12" calcext:value-type="date">
            <text:p>12/04/21</text:p>
          </table:table-cell>
          <table:table-cell table:style-name="ce14" office:value-type="string" calcext:value-type="string">
            <text:p>7-6-48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All in one</text:p>
          </table:table-cell>
          <table:table-cell table:style-name="ce15" office:value-type="string" calcext:value-type="string">
            <text:p>HP - SP-Q045-22 SSD 500GB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Zen Mariela</text:p>
          </table:table-cell>
          <table:table-cell table:style-name="ce5" office:value-type="string" calcext:value-type="string">
            <text:p>DGA Contable, presupuestos y revisiva</text:p>
          </table:table-cell>
          <table:table-cell table:style-name="ce6" office:value-type="date" office:date-value="2021-03-11" calcext:value-type="date">
            <text:p>11/03/21</text:p>
          </table:table-cell>
          <table:table-cell table:style-name="ce14" office:value-type="string" calcext:value-type="string">
            <text:p>7-6-2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All in one</text:p>
          </table:table-cell>
          <table:table-cell table:style-name="ce15" office:value-type="string" calcext:value-type="string">
            <text:p>HP - SP-Q045-22 SARI: I-3193629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Escudero Patricia</text:p>
          </table:table-cell>
          <table:table-cell table:style-name="ce5" office:value-type="string" calcext:value-type="string">
            <text:p>Equipo fortalecimiento</text:p>
          </table:table-cell>
          <table:table-cell table:style-name="ce6" office:value-type="date" office:date-value="2022-03-22" calcext:value-type="date">
            <text:p>22/03/22</text:p>
          </table:table-cell>
          <table:table-cell table:style-name="ce14" office:value-type="string" calcext:value-type="string">
            <text:p>7-8-168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3705" calcext:value-type="float">
            <text:p>193705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All in one</text:p>
          </table:table-cell>
          <table:table-cell table:style-name="ce15" office:value-type="string" calcext:value-type="string">
            <text:p>AIO HP 200 G3 i5-8250U SARI: I-19370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Escudero Patricia</text:p>
          </table:table-cell>
          <table:table-cell table:style-name="ce5" office:value-type="string" calcext:value-type="string">
            <text:p>Equipo fortalecimiento</text:p>
          </table:table-cell>
          <table:table-cell table:style-name="ce6" office:value-type="date" office:date-value="2022-03-22" calcext:value-type="date">
            <text:p>22/03/22</text:p>
          </table:table-cell>
          <table:table-cell table:style-name="ce14" office:value-type="string" calcext:value-type="string">
            <text:p>7-6-169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3587" calcext:value-type="float">
            <text:p>193587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All in one</text:p>
          </table:table-cell>
          <table:table-cell table:style-name="ce15" office:value-type="string" calcext:value-type="string">
            <text:p>AIO HP 200 G3 i5-8250U SARI: I-193587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Sobrado Natalia</text:p>
          </table:table-cell>
          <table:table-cell table:style-name="ce5" office:value-type="string" calcext:value-type="string">
            <text:p>casita</text:p>
          </table:table-cell>
          <table:table-cell table:style-name="ce6" office:value-type="date" office:date-value="2022-03-22" calcext:value-type="date">
            <text:p>22/03/22</text:p>
          </table:table-cell>
          <table:table-cell table:style-name="ce14" office:value-type="string" calcext:value-type="string">
            <text:p>7-6-172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3706" calcext:value-type="float">
            <text:p>193706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All in one</text:p>
          </table:table-cell>
          <table:table-cell table:style-name="ce15" office:value-type="string" calcext:value-type="string">
            <text:p>AIO HP 200 G3 i5-8250U SARI: I-19370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number-columns-repeated="2" table:style-name="ce5" office:value-type="string" calcext:value-type="string">
            <text:p/>
          </table:table-cell>
          <table:table-cell table:style-name="ce5" office:value-type="string" calcext:value-type="string">
            <text:p>Diaz Daiana</text:p>
          </table:table-cell>
          <table:table-cell table:style-name="ce5" office:value-type="string" calcext:value-type="string">
            <text:p>Subsecretaria de planificación estratégica de contenidos</text:p>
          </table:table-cell>
          <table:table-cell table:style-name="ce6" office:value-type="date" office:date-value="2021-05-10" calcext:value-type="date">
            <text:p>10/05/21</text:p>
          </table:table-cell>
          <table:table-cell table:style-name="ce14" office:value-type="string" calcext:value-type="string">
            <text:p>7-8-68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475" calcext:value-type="float">
            <text:p>194475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SARI I-194475 Intel i3-placa de video 1gb VGA, 4GB RAM,SSD256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lodrero 799 </text:p>
          </table:table-cell>
          <table:table-cell table:style-name="ce5" office:value-type="string" calcext:value-type="string">
            <text:p>Casa de Amparo</text:p>
          </table:table-cell>
          <table:table-cell table:style-name="ce5" office:value-type="string" calcext:value-type="string">
            <text:p>Barbara Yelpo</text:p>
          </table:table-cell>
          <table:table-cell table:style-name="ce5" office:value-type="string" calcext:value-type="string">
            <text:p>Casa de Amparo</text:p>
          </table:table-cell>
          <table:table-cell table:style-name="ce6" office:value-type="date" office:date-value="2022-03-23" calcext:value-type="date">
            <text:p>23/03/22</text:p>
          </table:table-cell>
          <table:table-cell table:style-name="ce14" office:value-type="string" calcext:value-type="string">
            <text:p>7-8-179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83890" calcext:value-type="float">
            <text:p>183890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NEGRO BRILLOSO i3-4160 HDD 4Gb DDR3 SARI: I-183890</text:p>
          </table:table-cell>
          <table:table-cell table:style-name="ce5" office:value-type="string" calcext:value-type="string">
            <text:p>PAPEL SIN FIRMA</text:p>
          </table:table-cell>
          <table:table-cell table:style-name="ce5"/>
          <table:table-cell table:number-columns-repeated="1010"/>
        </table:table-row>
        <table:table-row table:style-name="ro10" table:visibility="filter">
          <table:table-cell table:style-name="ce5" office:value-type="string" calcext:value-type="string">
            <text:p>Colodrero 799 </text:p>
          </table:table-cell>
          <table:table-cell table:style-name="ce5" office:value-type="string" calcext:value-type="string">
            <text:p>Casa de Amparo</text:p>
          </table:table-cell>
          <table:table-cell table:style-name="ce5" office:value-type="string" calcext:value-type="string">
            <text:p>Fusi Alicia</text:p>
          </table:table-cell>
          <table:table-cell table:style-name="ce5" office:value-type="string" calcext:value-type="string">
            <text:p>amparo</text:p>
          </table:table-cell>
          <table:table-cell table:style-name="ce6" office:value-type="date" office:date-value="2022-03-23" calcext:value-type="date">
            <text:p>23/03/22</text:p>
          </table:table-cell>
          <table:table-cell table:style-name="ce14" office:value-type="string" calcext:value-type="string">
            <text:p>7-8-181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80637" calcext:value-type="float">
            <text:p>180637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NEGRO BRILLOSO i3-4160 HDD 4Gb DDR3 SARI: I-180637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lodrero 799 </text:p>
          </table:table-cell>
          <table:table-cell table:style-name="ce5" office:value-type="string" calcext:value-type="string">
            <text:p>Casa de Amparo</text:p>
          </table:table-cell>
          <table:table-cell table:style-name="ce5" office:value-type="string" calcext:value-type="string">
            <text:p>gustavino mariangeles</text:p>
          </table:table-cell>
          <table:table-cell table:style-name="ce5" office:value-type="string" calcext:value-type="string">
            <text:p>amparo</text:p>
          </table:table-cell>
          <table:table-cell table:style-name="ce6" office:value-type="date" office:date-value="2022-03-23" calcext:value-type="date">
            <text:p>23/03/22</text:p>
          </table:table-cell>
          <table:table-cell table:style-name="ce14" office:value-type="string" calcext:value-type="string">
            <text:p>7-8-185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80635" calcext:value-type="float">
            <text:p>180635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NEGRO BRILLOSO i3-4160 HDD 4Gb DDR3 SARI: I-18063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5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uiños Emanuel</text:p>
          </table:table-cell>
          <table:table-cell table:style-name="ce5" office:value-type="string" calcext:value-type="string">
            <text:p>Jefe Movilidad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7-8-114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I3-6100 4RAM COMPARTIDA_MOVILIDAD</text:p>
          </table:table-cell>
          <table:table-cell table:style-name="ce5" office:value-type="string" calcext:value-type="string">
            <text:p>falta firma muiños emanuel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Sealengue María Elisa</text:p>
          </table:table-cell>
          <table:table-cell table:style-name="ce5" office:value-type="string" calcext:value-type="string">
            <text:p>Guardia violencia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7-8-160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83892" calcext:value-type="float">
            <text:p>183892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no slim negra i3-4160 4Gb RAM SARI: I-183892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agalí Rodriguez</text:p>
          </table:table-cell>
          <table:table-cell table:style-name="ce5" office:value-type="string" calcext:value-type="string">
            <text:p>Jurídica</text:p>
          </table:table-cell>
          <table:table-cell table:style-name="ce6" office:value-type="date" office:date-value="2020-01-20" calcext:value-type="date">
            <text:p>20/01/20</text:p>
          </table:table-cell>
          <table:table-cell table:style-name="ce14" office:value-type="string" calcext:value-type="string">
            <text:p>7-8-5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marca CX Intel Core I3-7100 4Gb RAM SSD sin sari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Carolina Tarre</text:p>
          </table:table-cell>
          <table:table-cell table:style-name="ce5" office:value-type="string" calcext:value-type="string">
            <text:p>Directora Despacho</text:p>
          </table:table-cell>
          <table:table-cell table:style-name="ce6" office:value-type="date" office:date-value="2021-03-11" calcext:value-type="date">
            <text:p>11/03/21</text:p>
          </table:table-cell>
          <table:table-cell table:style-name="ce14" office:value-type="string" calcext:value-type="string">
            <text:p>7-8-4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475" calcext:value-type="float">
            <text:p>194475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Intel i3-placa video 1GB VGA, 4GB RAM, SSD 256 SARI: I-19447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ópez Sandra</text:p>
          </table:table-cell>
          <table:table-cell table:style-name="ce5" office:value-type="string" calcext:value-type="string">
            <text:p>Municipios y comunas</text:p>
          </table:table-cell>
          <table:table-cell table:style-name="ce6" office:value-type="date" office:date-value="2021-03-30" calcext:value-type="date">
            <text:p>30/03/21</text:p>
          </table:table-cell>
          <table:table-cell table:style-name="ce14" office:value-type="string" calcext:value-type="string">
            <text:p>7-8-7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476" calcext:value-type="float">
            <text:p>194476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Intel i3-placa video 1GB VGA, 4GB RAM, SSD 256 SARI: I-19447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Rolón Agustina</text:p>
          </table:table-cell>
          <table:table-cell table:style-name="ce5" office:value-type="string" calcext:value-type="string">
            <text:p>Secretaría privada</text:p>
          </table:table-cell>
          <table:table-cell table:style-name="ce6" office:value-type="date" office:date-value="2021-03-30" calcext:value-type="date">
            <text:p>30/03/21</text:p>
          </table:table-cell>
          <table:table-cell table:style-name="ce14" office:value-type="string" calcext:value-type="string">
            <text:p>7-8-8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marca CX I3 RAM DDR3 4GB SSD SARI: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ernes Celeste</text:p>
          </table:table-cell>
          <table:table-cell table:style-name="ce5" office:value-type="string" calcext:value-type="string">
            <text:p>Becaria</text:p>
          </table:table-cell>
          <table:table-cell table:style-name="ce6" office:value-type="date" office:date-value="2021-03-30" calcext:value-type="date">
            <text:p>30/03/21</text:p>
          </table:table-cell>
          <table:table-cell table:style-name="ce14" office:value-type="string" calcext:value-type="string">
            <text:p>7-8-10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78137" calcext:value-type="float">
            <text:p>178137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marca CX I3 SARI: I-178137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Beck Liliana</text:p>
          </table:table-cell>
          <table:table-cell table:style-name="ce5" office:value-type="string" calcext:value-type="string">
            <text:p>Asistente social</text:p>
          </table:table-cell>
          <table:table-cell table:style-name="ce6" office:value-type="date" office:date-value="2021-03-30" calcext:value-type="date">
            <text:p>30/03/21</text:p>
          </table:table-cell>
          <table:table-cell table:style-name="ce14" office:value-type="string" calcext:value-type="string">
            <text:p>7-8-11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74077" calcext:value-type="float">
            <text:p>174077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Perfomance SARI: I-0174077 i3 2gb DDR2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e la Mata Esteban</text:p>
          </table:table-cell>
          <table:table-cell table:style-name="ce5" office:value-type="string" calcext:value-type="string">
            <text:p>Mesa de entradas</text:p>
          </table:table-cell>
          <table:table-cell table:style-name="ce6" office:value-type="date" office:date-value="2021-03-30" calcext:value-type="date">
            <text:p>30/03/21</text:p>
          </table:table-cell>
          <table:table-cell table:style-name="ce14" office:value-type="string" calcext:value-type="string">
            <text:p>7-8-12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marca CX I3 SARI: I017532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5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aria Florencia Salas</text:p>
          </table:table-cell>
          <table:table-cell table:style-name="ce5" office:value-type="string" calcext:value-type="string">
            <text:p>Becaria</text:p>
          </table:table-cell>
          <table:table-cell table:style-name="ce6" office:value-type="date" office:date-value="2021-03-30" calcext:value-type="date">
            <text:p>30/03/21</text:p>
          </table:table-cell>
          <table:table-cell table:style-name="ce14" office:value-type="string" calcext:value-type="string">
            <text:p>7-8-17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Core i3 SSD SARI: I-0175494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Sandra Nardi</text:p>
          </table:table-cell>
          <table:table-cell table:style-name="ce5" office:value-type="string" calcext:value-type="string">
            <text:p>Recepción</text:p>
          </table:table-cell>
          <table:table-cell table:style-name="ce6" office:value-type="date" office:date-value="2021-03-30" calcext:value-type="date">
            <text:p>30/03/21</text:p>
          </table:table-cell>
          <table:table-cell table:style-name="ce14" office:value-type="string" calcext:value-type="string">
            <text:p>7-8-18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0165" calcext:value-type="float">
            <text:p>190165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Pentium SSD SARI: I 19016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Campello Ángel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7-8-25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marca CX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9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Bellini María Eva</text:p>
          </table:table-cell>
          <table:table-cell table:style-name="ce5" office:value-type="string" calcext:value-type="string">
            <text:p>Subsecretaria de Planificación evaluación y cooperación estratégica de políticas de igualdad</text:p>
          </table:table-cell>
          <table:table-cell table:style-name="ce6" office:value-type="date" office:date-value="2021-08-02" calcext:value-type="date">
            <text:p>02/08/21</text:p>
          </table:table-cell>
          <table:table-cell table:style-name="ce14" office:value-type="string" calcext:value-type="string">
            <text:p>7-8-133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001OPX005200040357</text:p>
          </table:table-cell>
          <table:table-cell table:style-name="ce11" office:value-type="float" office:value="194478" calcext:value-type="float">
            <text:p>194478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X S/N: 001OPX005200040357 sari: I-194478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Perotti Josefina</text:p>
          </table:table-cell>
          <table:table-cell table:style-name="ce5" office:value-type="string" calcext:value-type="string">
            <text:p>Jurídica</text:p>
          </table:table-cell>
          <table:table-cell table:style-name="ce6" office:value-type="date" office:date-value="2022-03-03" calcext:value-type="date">
            <text:p>03/03/22</text:p>
          </table:table-cell>
          <table:table-cell table:style-name="ce14" office:value-type="string" calcext:value-type="string">
            <text:p>7-8-103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NO SLIM i3-3240 4Gb RAM SARI: I 17814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Quinteros Magalí</text:p>
          </table:table-cell>
          <table:table-cell table:style-name="ce5" office:value-type="string" calcext:value-type="string">
            <text:p>-</text:p>
          </table:table-cell>
          <table:table-cell table:style-name="ce6" office:value-type="date" office:date-value="2022-04-08" calcext:value-type="date">
            <text:p>08/04/22</text:p>
          </table:table-cell>
          <table:table-cell table:style-name="ce14" office:value-type="string" calcext:value-type="string">
            <text:p>7-8-195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negra i3 ssd 4Gb Ram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9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Bellini María Eva</text:p>
          </table:table-cell>
          <table:table-cell table:style-name="ce5" office:value-type="string" calcext:value-type="string">
            <text:p>Subsecretaria de Planificación evaluación y cooperación estratégica de políticas de igual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7-8-257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001OPX005200114479</text:p>
          </table:table-cell>
          <table:table-cell table:style-name="ce11" office:value-type="float" office:value="100822" calcext:value-type="float">
            <text:p>100822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X SLIM 4Gb RAM i3-9300@3.7 GHZ SSD 240Gb S/N: 001OPX005200114479 SARI: E-100822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Rodriguez Sol Marina</text:p>
          </table:table-cell>
          <table:table-cell table:style-name="ce5" office:value-type="string" calcext:value-type="string">
            <text:p>Directorade capacitación en género y diversi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7-8-258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001OPX005200114474</text:p>
          </table:table-cell>
          <table:table-cell table:style-name="ce11" office:value-type="float" office:value="100828" calcext:value-type="float">
            <text:p>100828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X SLIM 4Gb RAM i3-9300@3.7 GHZ SSD 240Gb S/N: 001OPX005200114474 SARI: E-100828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Rodriguez Sol Marina</text:p>
          </table:table-cell>
          <table:table-cell table:style-name="ce5" office:value-type="string" calcext:value-type="string">
            <text:p>Directorade capacitación en género y diversidad</text:p>
          </table:table-cell>
          <table:table-cell table:style-name="ce6" office:value-type="date" office:date-value="2022-06-09" calcext:value-type="date">
            <text:p>09/06/22</text:p>
          </table:table-cell>
          <table:table-cell table:style-name="ce14" office:value-type="string" calcext:value-type="string">
            <text:p>7-8-337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001OPX005200114476</text:p>
          </table:table-cell>
          <table:table-cell table:style-name="ce11" office:value-type="float" office:value="100825" calcext:value-type="float">
            <text:p>100825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X SLIM 4Gb RAM i3-9300@3.7 GHZ SSD 240Gb S/N: 001OPX005200114476 SARI: E-10082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epósito Informático</text:p>
          </table:table-cell>
          <table:table-cell table:style-name="ce5" office:value-type="string" calcext:value-type="string">
            <text:p>----------</text:p>
          </table:table-cell>
          <table:table-cell table:style-name="ce6" office:value-type="date" office:date-value="2022-06-21" calcext:value-type="date">
            <text:p>21/06/22</text:p>
          </table:table-cell>
          <table:table-cell table:style-name="ce14" office:value-type="string" calcext:value-type="string">
            <text:p>7-8-418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PC Biswal Intel Celeron SSD 120GB, SARI: E0090795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ora Soria</text:p>
          </table:table-cell>
          <table:table-cell table:style-name="ce5" office:value-type="string" calcext:value-type="string">
            <text:p>Recepción</text:p>
          </table:table-cell>
          <table:table-cell table:style-name="ce6" office:value-type="date" office:date-value="2022-06-22" calcext:value-type="date">
            <text:p>22/06/22</text:p>
          </table:table-cell>
          <table:table-cell table:style-name="ce14" office:value-type="string" calcext:value-type="string">
            <text:p>7-8-421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74089" calcext:value-type="float">
            <text:p>174089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PC Performance Intel Core i3 SSD 120GB, SARI: I-0174089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iaz Daiana</text:p>
          </table:table-cell>
          <table:table-cell table:style-name="ce5" office:value-type="string" calcext:value-type="string">
            <text:p>Subsecretaria de planificación estratégica de contenidos</text:p>
          </table:table-cell>
          <table:table-cell table:style-name="ce6" office:value-type="date" office:date-value="2022-06-27" calcext:value-type="date">
            <text:p>27/06/22</text:p>
          </table:table-cell>
          <table:table-cell table:style-name="ce14" office:value-type="string" calcext:value-type="string">
            <text:p>7-8-437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Intel i5-placa de video 2GB VGA, 8GB RAM, SSD 256GB, HD 2TB sin sari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Lovaisa Jimena</text:p>
          </table:table-cell>
          <table:table-cell table:style-name="ce5" office:value-type="string" calcext:value-type="string">
            <text:p>DGA tesorería, habilitación y manejo de fondos</text:p>
          </table:table-cell>
          <table:table-cell table:style-name="ce6" office:value-type="date" office:date-value="2021-03-30" calcext:value-type="date">
            <text:p>30/03/21</text:p>
          </table:table-cell>
          <table:table-cell table:style-name="ce14" office:value-type="string" calcext:value-type="string">
            <text:p>7-8-19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471" calcext:value-type="float">
            <text:p>194471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Intel i3-placa video 1GB VGA, 4GB RAM, SSD 256SARI: I-194471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Gutierrez Marisol</text:p>
          </table:table-cell>
          <table:table-cell table:style-name="ce5" office:value-type="string" calcext:value-type="string">
            <text:p>DGA Habilitación</text:p>
          </table:table-cell>
          <table:table-cell table:style-name="ce6" office:value-type="date" office:date-value="2021-03-30" calcext:value-type="date">
            <text:p>30/03/21</text:p>
          </table:table-cell>
          <table:table-cell table:style-name="ce14" office:value-type="string" calcext:value-type="string">
            <text:p>7-8-20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2560" calcext:value-type="float">
            <text:p>192560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LENOVO i3-8100 SARI: I-192560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Palud Gabriel</text:p>
          </table:table-cell>
          <table:table-cell table:style-name="ce5" office:value-type="string" calcext:value-type="string">
            <text:p>DGA Habilitación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7-8-21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I3-6100 8RAM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Zen Mariela</text:p>
          </table:table-cell>
          <table:table-cell table:style-name="ce5" office:value-type="string" calcext:value-type="string">
            <text:p>DGA Contable, presupuestos y revisiva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7-8-22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472" calcext:value-type="float">
            <text:p>194472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X Intel i3-placa video 1GB VGA, 4GB RAM, SSD 256 SARI I-194472 - en Oficina informatica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Costa Victoria</text:p>
          </table:table-cell>
          <table:table-cell table:style-name="ce5" office:value-type="string" calcext:value-type="string">
            <text:p>DGA tesorería, habilitación y manejo de fondos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7-8-23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Lenovo V530S-07ICB desktop S/N:YL004VU0 SARI:192558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Blason Jesús</text:p>
          </table:table-cell>
          <table:table-cell table:style-name="ce5" office:value-type="string" calcext:value-type="string">
            <text:p>DGA Habilitacion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7-8-24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Hp 280g1 I3-4170 Sin SARI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Leopold Daniela</text:p>
          </table:table-cell>
          <table:table-cell table:style-name="ce5" office:value-type="string" calcext:value-type="string">
            <text:p>DGA Personal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7-8-27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marca CX Intel Core I3-4160 CPU 6 GB RAM SSD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Ortiz Nancy</text:p>
          </table:table-cell>
          <table:table-cell table:style-name="ce5" office:value-type="string" calcext:value-type="string">
            <text:p>DGA Directora</text:p>
          </table:table-cell>
          <table:table-cell table:style-name="ce6" office:value-type="date" office:date-value="2021-05-07" calcext:value-type="date">
            <text:p>07/05/21</text:p>
          </table:table-cell>
          <table:table-cell table:style-name="ce14" office:value-type="string" calcext:value-type="string">
            <text:p>7-8-66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473" calcext:value-type="float">
            <text:p>194473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Intel i3-placa de video 1GB VGA, 4GB RAM, SSD 256 SARI I-19447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Borgogno Luciano</text:p>
          </table:table-cell>
          <table:table-cell table:style-name="ce5" office:value-type="string" calcext:value-type="string">
            <text:p>DGA Subdirector</text:p>
          </table:table-cell>
          <table:table-cell table:style-name="ce6" office:value-type="date" office:date-value="2021-05-07" calcext:value-type="date">
            <text:p>07/05/21</text:p>
          </table:table-cell>
          <table:table-cell table:style-name="ce14" office:value-type="string" calcext:value-type="string">
            <text:p>7-8-67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474" calcext:value-type="float">
            <text:p>194474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Intel i3-placa de video 1gb VGA, 4GB RAM, SSD256 SARI I-194474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Gastaldi Paula</text:p>
          </table:table-cell>
          <table:table-cell table:style-name="ce5" office:value-type="string" calcext:value-type="string">
            <text:p>DGA Habilitación</text:p>
          </table:table-cell>
          <table:table-cell table:style-name="ce6" office:value-type="date" office:date-value="2022-03-03" calcext:value-type="date">
            <text:p>03/03/22</text:p>
          </table:table-cell>
          <table:table-cell table:style-name="ce14" office:value-type="string" calcext:value-type="string">
            <text:p>7-8-101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87695" calcext:value-type="float">
            <text:p>187695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i3-7100 SSD SARI: I 18769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Ramos Mariana</text:p>
          </table:table-cell>
          <table:table-cell table:style-name="ce5" office:value-type="string" calcext:value-type="string">
            <text:p>DGA Contable, presupuestos y revisiva</text:p>
          </table:table-cell>
          <table:table-cell table:style-name="ce6" office:value-type="date" office:date-value="2022-03-03" calcext:value-type="date">
            <text:p>03/03/22</text:p>
          </table:table-cell>
          <table:table-cell table:style-name="ce14" office:value-type="string" calcext:value-type="string">
            <text:p>7-8-104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X i3-7100 4GB RAM SSD S/N: 0010PX000400763220 orden nº: CX7201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5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Silvetti Gustavo</text:p>
          </table:table-cell>
          <table:table-cell table:style-name="ce5" office:value-type="string" calcext:value-type="string">
            <text:p>Informática</text:p>
          </table:table-cell>
          <table:table-cell table:style-name="ce6" office:value-type="date" office:date-value="2022-06-23" calcext:value-type="date">
            <text:p>23/06/22</text:p>
          </table:table-cell>
          <table:table-cell table:style-name="ce14" office:value-type="string" calcext:value-type="string">
            <text:p>7-8-423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480" calcext:value-type="float">
            <text:p>194480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Intel i3-placa de video 1GB VGA, 12GB RAM, SSD 256 SARI I-194480</text:p>
          </table:table-cell>
          <table:table-cell table:style-name="ce5" office:value-type="string" calcext:value-type="string">
            <text:p>falta comprobante gustavo</text:p>
          </table:table-cell>
          <table:table-cell table:style-name="ce5"/>
          <table:table-cell table:number-columns-repeated="1010"/>
        </table:table-row>
        <table:table-row table:style-name="ro5" table:visibility="filter">
          <table:table-cell table:style-name="ce5" office:value-type="string" calcext:value-type="string">
            <text:p>PATRICIO DIEZ(CALLE15) 1165 </text:p>
          </table:table-cell>
          <table:table-cell table:style-name="ce5" office:value-type="string" calcext:value-type="string">
            <text:p>sub. fortalecimiento territorial en igualdad, genero y diversidad</text:p>
          </table:table-cell>
          <table:table-cell table:style-name="ce5" office:value-type="string" calcext:value-type="string">
            <text:p>Zalazar Soledad</text:p>
          </table:table-cell>
          <table:table-cell table:style-name="ce5" office:value-type="string" calcext:value-type="string">
            <text:p>Subsecretaría de Fortalecimiento territorial en igualdad, género y diversidad</text:p>
          </table:table-cell>
          <table:table-cell table:style-name="ce6" office:value-type="date" office:date-value="2022-03-10" calcext:value-type="date">
            <text:p>10/03/22</text:p>
          </table:table-cell>
          <table:table-cell table:style-name="ce14" office:value-type="string" calcext:value-type="string">
            <text:p>7-8-141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Slim I3 gen6 RAM 4GB SARI: I-181765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5" table:visibility="filter">
          <table:table-cell table:style-name="ce5" office:value-type="string" calcext:value-type="string">
            <text:p>PATRICIO DIEZ(CALLE15) 1165 </text:p>
          </table:table-cell>
          <table:table-cell table:style-name="ce5" office:value-type="string" calcext:value-type="string">
            <text:p>sub. fortalecimiento territorial en igualdad, genero y diversidad</text:p>
          </table:table-cell>
          <table:table-cell table:style-name="ce5" office:value-type="string" calcext:value-type="string">
            <text:p>Zalazar Soledad</text:p>
          </table:table-cell>
          <table:table-cell table:style-name="ce5" office:value-type="string" calcext:value-type="string">
            <text:p>Subsecretaría de Fortalecimiento territorial en igualdad, género y diversi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7-8-256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001OPX005200114483</text:p>
          </table:table-cell>
          <table:table-cell table:style-name="ce11" office:value-type="float" office:value="100821" calcext:value-type="float">
            <text:p>100821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X SLIM 4Gb RAM i3-9300@3.7 GHZ SSD 240Gb S/N: 001OPX005200114483 SARI: E-100821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11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Didier María Soledad</text:p>
          </table:table-cell>
          <table:table-cell table:style-name="ce5" office:value-type="string" calcext:value-type="string">
            <text:p>Responsable salta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7-8-145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negra I3-4160 4RAM DDR3 HDD SARI: I-180639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12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Didier María Soledad</text:p>
          </table:table-cell>
          <table:table-cell table:style-name="ce5" office:value-type="string" calcext:value-type="string">
            <text:p>Responsable salta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7-8-148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i3-3240 HDD 4Gb RAM SARI: I-174994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13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Didier María Soledad</text:p>
          </table:table-cell>
          <table:table-cell table:style-name="ce5" office:value-type="string" calcext:value-type="string">
            <text:p>Responsable salta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7-8-150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Slim negro brilloso i3-3220 SIN SARI 4 Gb DDR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14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Didier María Soledad</text:p>
          </table:table-cell>
          <table:table-cell table:style-name="ce5" office:value-type="string" calcext:value-type="string">
            <text:p>Responsable salta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7-8-152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80641" calcext:value-type="float">
            <text:p>180641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no slim i3-4160 SARI: I-180641 4 Gb DDR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15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Didier María Soledad</text:p>
          </table:table-cell>
          <table:table-cell table:style-name="ce5" office:value-type="string" calcext:value-type="string">
            <text:p>Responsable salta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7-8-153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Slim negro brilloso i3-3240 SIN SARI 4 Gb DDR3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16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Didier María Soledad</text:p>
          </table:table-cell>
          <table:table-cell table:style-name="ce5" office:value-type="string" calcext:value-type="string">
            <text:p>Responsable salta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7-8-155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MXL633280R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HP 240G-Business i3-4170 4 RAM S/N:MXL633280R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17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Barissini María Virginia</text:p>
          </table:table-cell>
          <table:table-cell table:style-name="ce5" office:value-type="string" calcext:value-type="string">
            <text:p>Guardia violencia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7-8-156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MXL63327Y5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HP 240G-Business i3-4170 4 RAM S/N:MXL63327Y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17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Gonzalez Carina</text:p>
          </table:table-cell>
          <table:table-cell table:style-name="ce5" office:value-type="string" calcext:value-type="string">
            <text:p>Administrativa salta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7-8-157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Bangho no slim negra i3-3220 4 Gb RAM sin sari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17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Milagros Monserrat</text:p>
          </table:table-cell>
          <table:table-cell table:style-name="ce5" office:value-type="string" calcext:value-type="string">
            <text:p>ATR Juventudes</text:p>
          </table:table-cell>
          <table:table-cell table:style-name="ce6" office:value-type="date" office:date-value="2022-03-16" calcext:value-type="date">
            <text:p>16/03/22</text:p>
          </table:table-cell>
          <table:table-cell table:style-name="ce14" office:value-type="string" calcext:value-type="string">
            <text:p>7-8-142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Slim negro brilloso i3-3220 SIN SARI 4 Gb DDR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18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6-09" calcext:value-type="date">
            <text:p>09/06/22</text:p>
          </table:table-cell>
          <table:table-cell table:style-name="ce14" office:value-type="string" calcext:value-type="string">
            <text:p>7-8-335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001OPX005200114489</text:p>
          </table:table-cell>
          <table:table-cell table:style-name="ce11" office:value-type="float" office:value="100827" calcext:value-type="float">
            <text:p>100827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X SLIM 4Gb RAM i3-9300@3.7 GHZ SSD 240Gb S/N: 001OPX005200114489 SARI: E-100827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Cristina Melnik</text:p>
          </table:table-cell>
          <table:table-cell table:style-name="ce5" office:value-type="string" calcext:value-type="string">
            <text:p>Politicas de igualdad y Diversidad - Casa LGTBI</text:p>
          </table:table-cell>
          <table:table-cell table:style-name="ce6" office:value-type="date" office:date-value="2021-09-02" calcext:value-type="date">
            <text:p>02/09/21</text:p>
          </table:table-cell>
          <table:table-cell table:style-name="ce14" office:value-type="string" calcext:value-type="string">
            <text:p>7-8-74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74972" calcext:value-type="float">
            <text:p>174972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negra sin marca i3-3240 4Gb DDR3 SARI: I-174972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Espinosa Mariano</text:p>
          </table:table-cell>
          <table:table-cell table:style-name="ce5" office:value-type="string" calcext:value-type="string">
            <text:p>Director de Promoción de derechos para la igualdad</text:p>
          </table:table-cell>
          <table:table-cell table:style-name="ce6" office:value-type="date" office:date-value="2022-02-16" calcext:value-type="date">
            <text:p>16/02/22</text:p>
          </table:table-cell>
          <table:table-cell table:style-name="ce14" office:value-type="string" calcext:value-type="string">
            <text:p>7-8-96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ore I3 generación 10 SSD 120GB 8GB RAM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Juan Pablo casita</text:p>
          </table:table-cell>
          <table:table-cell table:style-name="ce5" office:value-type="string" calcext:value-type="string">
            <text:p>casita</text:p>
          </table:table-cell>
          <table:table-cell table:style-name="ce6" office:value-type="date" office:date-value="2022-03-22" calcext:value-type="date">
            <text:p>22/03/22</text:p>
          </table:table-cell>
          <table:table-cell table:style-name="ce14" office:value-type="string" calcext:value-type="string">
            <text:p>7-8-164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0167" calcext:value-type="float">
            <text:p>190167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NO SLIM BRILLOSA SARI I-190167 G-4560 HDD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Escudero Patricia</text:p>
          </table:table-cell>
          <table:table-cell table:style-name="ce5" office:value-type="string" calcext:value-type="string">
            <text:p>Equipo fortalecimiento</text:p>
          </table:table-cell>
          <table:table-cell table:style-name="ce6" office:value-type="date" office:date-value="2022-03-22" calcext:value-type="date">
            <text:p>22/03/22</text:p>
          </table:table-cell>
          <table:table-cell table:style-name="ce14" office:value-type="string" calcext:value-type="string">
            <text:p>7-8-167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BISWAL CREMA G-4560 4 GB DDR4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Diego Gionblanco</text:p>
          </table:table-cell>
          <table:table-cell table:style-name="ce5" office:value-type="string" calcext:value-type="string">
            <text:p>becario</text:p>
          </table:table-cell>
          <table:table-cell table:style-name="ce6" office:value-type="date" office:date-value="2022-03-22" calcext:value-type="date">
            <text:p>22/03/22</text:p>
          </table:table-cell>
          <table:table-cell table:style-name="ce14" office:value-type="string" calcext:value-type="string">
            <text:p>7-8-171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Supercase negra Celeron E3400 2GB DDR2 SIN SARI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Grosso Alejandra</text:p>
          </table:table-cell>
          <table:table-cell table:style-name="ce5" office:value-type="string" calcext:value-type="string">
            <text:p>Asistente social</text:p>
          </table:table-cell>
          <table:table-cell table:style-name="ce6" office:value-type="date" office:date-value="2022-03-22" calcext:value-type="date">
            <text:p>22/03/22</text:p>
          </table:table-cell>
          <table:table-cell table:style-name="ce14" office:value-type="string" calcext:value-type="string">
            <text:p>7-8-173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Slim <text:s/>i3-7100 SIN SARI 4 Gb DDR4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Boiko Marcela</text:p>
          </table:table-cell>
          <table:table-cell table:style-name="ce5" office:value-type="string" calcext:value-type="string">
            <text:p>Asistente social</text:p>
          </table:table-cell>
          <table:table-cell table:style-name="ce6" office:value-type="date" office:date-value="2022-03-22" calcext:value-type="date">
            <text:p>22/03/22</text:p>
          </table:table-cell>
          <table:table-cell table:style-name="ce14" office:value-type="string" calcext:value-type="string">
            <text:p>7-8-175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87691" calcext:value-type="float">
            <text:p>187691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omputadora CX Slim i3-7100 SARI: I-187691 4 Gb DDR4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1" calcext:value-type="date">
            <text:p>31/05/22</text:p>
          </table:table-cell>
          <table:table-cell table:style-name="ce14" office:value-type="string" calcext:value-type="string">
            <text:p>7-8-294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001OPX005200114481</text:p>
          </table:table-cell>
          <table:table-cell table:style-name="ce11" office:value-type="float" office:value="100826" calcext:value-type="float">
            <text:p>100826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X SLIM 4Gb RAM i3-9300@3.7 GHZ SSD 240Gb S/N: 001OPX005200114481 SARI: E-10082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1" calcext:value-type="date">
            <text:p>31/05/22</text:p>
          </table:table-cell>
          <table:table-cell table:style-name="ce14" office:value-type="string" calcext:value-type="string">
            <text:p>7-8-295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001OPX005200114471</text:p>
          </table:table-cell>
          <table:table-cell table:style-name="ce11" office:value-type="float" office:value="100830" calcext:value-type="float">
            <text:p>100830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X SLIM 4Gb RAM i3-9300@3.7 GHZ SSD 240Gb S/N: 001OPX005200114471 SARI: E-100830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Fabbri Luciano</text:p>
          </table:table-cell>
          <table:table-cell table:style-name="ce5" office:value-type="string" calcext:value-type="string">
            <text:p>Secretario de Formación y capacitación para la igualdad</text:p>
          </table:table-cell>
          <table:table-cell table:style-name="ce6" office:value-type="date" office:date-value="2022-05-31" calcext:value-type="date">
            <text:p>31/05/22</text:p>
          </table:table-cell>
          <table:table-cell table:style-name="ce14" office:value-type="string" calcext:value-type="string">
            <text:p>7-8-300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001OPX005200114484</text:p>
          </table:table-cell>
          <table:table-cell table:style-name="ce11" office:value-type="float" office:value="100823" calcext:value-type="float">
            <text:p>100823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X SLIM 4Gb RAM i3-9300@3.7 GHZ SSD 240Gb S/N: 001OPX005200114484 SARI: E-10082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Fabbri Luciano</text:p>
          </table:table-cell>
          <table:table-cell table:style-name="ce5" office:value-type="string" calcext:value-type="string">
            <text:p>Secretario de Formación y capacitación para la igualdad</text:p>
          </table:table-cell>
          <table:table-cell table:style-name="ce6" office:value-type="date" office:date-value="2022-05-31" calcext:value-type="date">
            <text:p>31/05/22</text:p>
          </table:table-cell>
          <table:table-cell table:style-name="ce14" office:value-type="string" calcext:value-type="string">
            <text:p>7-8-301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001OPX005200114488</text:p>
          </table:table-cell>
          <table:table-cell table:style-name="ce11" office:value-type="float" office:value="100824" calcext:value-type="float">
            <text:p>100824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X SLIM 4Gb RAM i3-9300@3.7 GHZ SSD 240Gb S/N: 001OPX005200114488 SARI: E-100824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6-01" calcext:value-type="date">
            <text:p>01/06/22</text:p>
          </table:table-cell>
          <table:table-cell table:style-name="ce14" office:value-type="string" calcext:value-type="string">
            <text:p>7-8-304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001OPX005200114490</text:p>
          </table:table-cell>
          <table:table-cell table:style-name="ce11" office:value-type="float" office:value="100829" calcext:value-type="float">
            <text:p>100829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de escritorio</text:p>
          </table:table-cell>
          <table:table-cell table:style-name="ce15" office:value-type="string" calcext:value-type="string">
            <text:p>CX SLIM 4Gb RAM i3-9300@3.7 GHZ SSD 240Gb S/N: 001OPX005200114490 SARI: E-100829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1" table:visibility="filter">
          <table:table-cell table:style-name="ce5" office:value-type="string" calcext:value-type="string">
            <text:p>Colodrero 799 </text:p>
          </table:table-cell>
          <table:table-cell table:style-name="ce5" office:value-type="string" calcext:value-type="string">
            <text:p>Casa de Amparo</text:p>
          </table:table-cell>
          <table:table-cell table:style-name="ce5" office:value-type="string" calcext:value-type="string">
            <text:p>Laura Mezio</text:p>
          </table:table-cell>
          <table:table-cell table:style-name="ce5" office:value-type="string" calcext:value-type="string">
            <text:p>Directora Casa Aparo</text:p>
          </table:table-cell>
          <table:table-cell table:style-name="ce6" office:value-type="date" office:date-value="2022-02-16" calcext:value-type="date">
            <text:p>16/02/22</text:p>
          </table:table-cell>
          <table:table-cell table:style-name="ce14" office:value-type="string" calcext:value-type="string">
            <text:p>7-7-93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CX 230xx NOTEBOOK 14", I0184860, 0010PX00370001822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5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Zalazar Soledad</text:p>
          </table:table-cell>
          <table:table-cell table:style-name="ce5" office:value-type="string" calcext:value-type="string">
            <text:p>Subsecretaría de Fortalecimiento territorial en igualdad, género y diversidad</text:p>
          </table:table-cell>
          <table:table-cell table:style-name="ce6" office:value-type="date" office:date-value="2021-03-30" calcext:value-type="date">
            <text:p>30/03/21</text:p>
          </table:table-cell>
          <table:table-cell table:style-name="ce14" office:value-type="string" calcext:value-type="string">
            <text:p>7-7-6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5CD733317C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HP 240 G6 S/n: 5CD733317C SIN SARI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Rodriguez Sol Marina</text:p>
          </table:table-cell>
          <table:table-cell table:style-name="ce5" office:value-type="string" calcext:value-type="string">
            <text:p>Directorade capacitación en género y diversidad</text:p>
          </table:table-cell>
          <table:table-cell table:style-name="ce6" office:value-type="date" office:date-value="2021-03-30" calcext:value-type="date">
            <text:p>30/03/21</text:p>
          </table:table-cell>
          <table:table-cell table:style-name="ce14" office:value-type="string" calcext:value-type="string">
            <text:p>7-7-9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HP tpn-l119 - I 189579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1-05-19" calcext:value-type="date">
            <text:p>19/05/21</text:p>
          </table:table-cell>
          <table:table-cell table:style-name="ce14" office:value-type="string" calcext:value-type="string">
            <text:p>7-7-138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PF23563R</text:p>
          </table:table-cell>
          <table:table-cell table:style-name="ce11" office:value-type="float" office:value="194462" calcext:value-type="float">
            <text:p>194462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NOTEBOOK LENOVO V15-ILL CORE I5-1035G1 S/N PF23563R SARI: I-194462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Urgorri Miriam</text:p>
          </table:table-cell>
          <table:table-cell table:style-name="ce5" office:value-type="string" calcext:value-type="string">
            <text:p>Genérico</text:p>
          </table:table-cell>
          <table:table-cell table:style-name="ce6" office:value-type="date" office:date-value="2021-06-03" calcext:value-type="date">
            <text:p>03/06/21</text:p>
          </table:table-cell>
          <table:table-cell table:style-name="ce14" office:value-type="string" calcext:value-type="string">
            <text:p>6-7-140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CND0260GV9</text:p>
          </table:table-cell>
          <table:table-cell table:style-name="ce11" office:value-type="float" office:value="194468" calcext:value-type="float">
            <text:p>194468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Notebook HP core i3 S/N: CND0260GV9 SARI: I-194468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Tacari Nerea</text:p>
          </table:table-cell>
          <table:table-cell table:style-name="ce5" office:value-type="string" calcext:value-type="string">
            <text:p>Subsecretaria de Políticas de Igualdad y Diversidad</text:p>
          </table:table-cell>
          <table:table-cell table:style-name="ce6" office:value-type="date" office:date-value="2021-06-15" calcext:value-type="date">
            <text:p>15/06/21</text:p>
          </table:table-cell>
          <table:table-cell table:style-name="ce14" office:value-type="string" calcext:value-type="string">
            <text:p>7-7-139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Notebook HP core i3 S/N: CND0260H79 SARI: I-194469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arinaro Florencia</text:p>
          </table:table-cell>
          <table:table-cell table:style-name="ce5" office:value-type="string" calcext:value-type="string">
            <text:p>Ministra de Igualdad, Género y Diversidad</text:p>
          </table:table-cell>
          <table:table-cell table:style-name="ce6" office:value-type="date" office:date-value="2021-09-24" calcext:value-type="date">
            <text:p>24/09/21</text:p>
          </table:table-cell>
          <table:table-cell table:style-name="ce14" office:value-type="string" calcext:value-type="string">
            <text:p>7-7-84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PF2J9SKZ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Lenovo i5 - 82C4 - PF2J9SKZ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iaz Daiana</text:p>
          </table:table-cell>
          <table:table-cell table:style-name="ce5" office:value-type="string" calcext:value-type="string">
            <text:p>Subsecretaria de planificación estratégica de contenidos</text:p>
          </table:table-cell>
          <table:table-cell table:style-name="ce6" office:value-type="date" office:date-value="2021-10-20" calcext:value-type="date">
            <text:p>20/10/21</text:p>
          </table:table-cell>
          <table:table-cell table:style-name="ce14" office:value-type="string" calcext:value-type="string">
            <text:p>7-7-85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HP tpn-Q186 I 190252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Faccioli Melisa</text:p>
          </table:table-cell>
          <table:table-cell table:style-name="ce5" office:value-type="string" calcext:value-type="string">
            <text:p>Equipo de Sol Rodriguez</text:p>
          </table:table-cell>
          <table:table-cell table:style-name="ce6" office:value-type="date" office:date-value="2022-02-11" calcext:value-type="date">
            <text:p>11/02/22</text:p>
          </table:table-cell>
          <table:table-cell table:style-name="ce14" office:value-type="string" calcext:value-type="string">
            <text:p>7-7-92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5cd733319b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HP 240 G6 #5cd733319b ProdId: 1NW23LA#AC8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4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elisa Trabuchi</text:p>
          </table:table-cell>
          <table:table-cell table:style-name="ce5" office:value-type="string" calcext:value-type="string">
            <text:p>SECRETARIA DE PLANIFICACIÓN Y COORDINACION ADMINISTRATIVA, LEGAL Y TÉCNICA</text:p>
          </table:table-cell>
          <table:table-cell table:style-name="ce6" office:value-type="date" office:date-value="2022-03-09" calcext:value-type="date">
            <text:p>09/03/22</text:p>
          </table:table-cell>
          <table:table-cell table:style-name="ce14" office:value-type="string" calcext:value-type="string">
            <text:p>7-7-137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PF235AP7</text:p>
          </table:table-cell>
          <table:table-cell table:style-name="ce11" office:value-type="float" office:value="194463" calcext:value-type="float">
            <text:p>194463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NOTEBOOK LENOVO V15-ILL CORE I5-1035G1 S/N PF235AP7 SARI: I-194463</text:p>
          </table:table-cell>
          <table:table-cell table:style-name="ce5" office:value-type="string" calcext:value-type="string">
            <text:p>falta firma melisa trabuchi</text:p>
          </table:table-cell>
          <table:table-cell table:style-name="ce5"/>
          <table:table-cell table:number-columns-repeated="1010"/>
        </table:table-row>
        <table:table-row table:style-name="ro5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Grossi Ornella</text:p>
          </table:table-cell>
          <table:table-cell table:style-name="ce5" office:value-type="string" calcext:value-type="string">
            <text:p>Subsecretaria de Políticas contra la violencia por razones de género</text:p>
          </table:table-cell>
          <table:table-cell table:style-name="ce6" office:value-type="date" office:date-value="2022-04-20" calcext:value-type="date">
            <text:p>20/04/22</text:p>
          </table:table-cell>
          <table:table-cell table:style-name="ce14" office:value-type="string" calcext:value-type="string">
            <text:p>7-7-197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Notebook HP 250 G7 core I3 SN#CNDO260HON ProdID 153B7LT#AC8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arinaro Florencia</text:p>
          </table:table-cell>
          <table:table-cell table:style-name="ce5" office:value-type="string" calcext:value-type="string">
            <text:p>Ministra de Igualdad, Género y Diversidad</text:p>
          </table:table-cell>
          <table:table-cell table:style-name="ce6" office:value-type="date" office:date-value="2022-05-04" calcext:value-type="date">
            <text:p>04/05/22</text:p>
          </table:table-cell>
          <table:table-cell table:style-name="ce14" office:value-type="string" calcext:value-type="string">
            <text:p>7-7-198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5H7KPG3</text:p>
          </table:table-cell>
          <table:table-cell table:style-name="ce11" office:value-type="float" office:value="1001763" calcext:value-type="float">
            <text:p>1001763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NOTEBOOK DELL LATITUDE 3520 I5 SSD CON SARI: E-1001763 Y S/N: 5H7KPG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iaz Daiana</text:p>
          </table:table-cell>
          <table:table-cell table:style-name="ce5" office:value-type="string" calcext:value-type="string">
            <text:p>Subsecretaria de planificación estratégica de contenidos</text:p>
          </table:table-cell>
          <table:table-cell table:style-name="ce6" office:value-type="date" office:date-value="2022-05-20" calcext:value-type="date">
            <text:p>20/05/22</text:p>
          </table:table-cell>
          <table:table-cell table:style-name="ce14" office:value-type="string" calcext:value-type="string">
            <text:p>13-19-213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6MSKPG3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NOTEBOOK DELL LATITUDE 3520 I5 SSD CON SARI: E-100762 Y S/N: 6MSKPG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iaz Daiana</text:p>
          </table:table-cell>
          <table:table-cell table:style-name="ce5" office:value-type="string" calcext:value-type="string">
            <text:p>Subsecretaria de planificación estratégica de contenidos</text:p>
          </table:table-cell>
          <table:table-cell table:style-name="ce6" office:value-type="date" office:date-value="2022-05-23" calcext:value-type="date">
            <text:p>23/05/22</text:p>
          </table:table-cell>
          <table:table-cell table:style-name="ce14" office:value-type="string" calcext:value-type="string">
            <text:p>7-7-222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9PSKPG3</text:p>
          </table:table-cell>
          <table:table-cell table:style-name="ce11" office:value-type="float" office:value="100764" calcext:value-type="float">
            <text:p>100764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NOTEBOOK DELL LATITUDE 3520 I5 SSD CON SARI: E-100764 Y S/N: 9PSKPG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Fabbri Luciano</text:p>
          </table:table-cell>
          <table:table-cell table:style-name="ce5" office:value-type="string" calcext:value-type="string">
            <text:p>Secretario de Formación y capacitación para la igualdad</text:p>
          </table:table-cell>
          <table:table-cell table:style-name="ce6" office:value-type="date" office:date-value="2022-05-23" calcext:value-type="date">
            <text:p>23/05/22</text:p>
          </table:table-cell>
          <table:table-cell table:style-name="ce14" office:value-type="string" calcext:value-type="string">
            <text:p>7-7-223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CNSKPG3</text:p>
          </table:table-cell>
          <table:table-cell table:style-name="ce11" office:value-type="float" office:value="100765" calcext:value-type="float">
            <text:p>100765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NOTEBOOK DELL LATITUDE 3520 I5 SSD CON SARI: E-100765 Y S/N: CNSKPG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7-7-399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NOTEBOOK DELL LATITUDE 3520 I5 SSD CON SARI: E-1001766 Y S/N: 3J5KPG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elvo Marcela</text:p>
          </table:table-cell>
          <table:table-cell table:style-name="ce5" office:value-type="string" calcext:value-type="string">
            <text:p>Secretaria Privada</text:p>
          </table:table-cell>
          <table:table-cell table:style-name="ce6" office:value-type="date" office:date-value="2022-06-27" calcext:value-type="date">
            <text:p>27/06/22</text:p>
          </table:table-cell>
          <table:table-cell table:style-name="ce14" office:value-type="string" calcext:value-type="string">
            <text:p>7-7-94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0010PX000400758841</text:p>
          </table:table-cell>
          <table:table-cell table:style-name="ce11" office:value-type="float" office:value="186920" calcext:value-type="float">
            <text:p>186920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CX 230xx NOTEBOOK 14", I0186920, 0010PX000400758841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5" table:visibility="filter">
          <table:table-cell table:style-name="ce5" office:value-type="string" calcext:value-type="string">
            <text:p>PATRICIO DIEZ(CALLE15) 1165 </text:p>
          </table:table-cell>
          <table:table-cell table:style-name="ce5" office:value-type="string" calcext:value-type="string">
            <text:p>sub. fortalecimiento territorial en igualdad, genero y diversidad</text:p>
          </table:table-cell>
          <table:table-cell table:style-name="ce5" office:value-type="string" calcext:value-type="string">
            <text:p>Zalazar Soledad</text:p>
          </table:table-cell>
          <table:table-cell table:style-name="ce5" office:value-type="string" calcext:value-type="string">
            <text:p>Subsecretaría de Fortalecimiento territorial en igualdad, género y diversidad</text:p>
          </table:table-cell>
          <table:table-cell table:style-name="ce6" office:value-type="date" office:date-value="2021-08-17" calcext:value-type="date">
            <text:p>17/08/21</text:p>
          </table:table-cell>
          <table:table-cell table:style-name="ce14" office:value-type="string" calcext:value-type="string">
            <text:p>7-7-71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PF2J9SMO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Lenovo i5 - 82C4 - PF2J9SMO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11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1-10-20" calcext:value-type="date">
            <text:p>20/10/21</text:p>
          </table:table-cell>
          <table:table-cell table:style-name="ce14" office:value-type="string" calcext:value-type="string">
            <text:p>7-7-86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0010PX004007588</text:p>
          </table:table-cell>
          <table:table-cell table:style-name="ce11" office:value-type="float" office:value="186920" calcext:value-type="float">
            <text:p>186920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CX 0010PX004007588 I 0186920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Espinosa Mariano</text:p>
          </table:table-cell>
          <table:table-cell table:style-name="ce5" office:value-type="string" calcext:value-type="string">
            <text:p>Director de Promoción de derechos para la igualdad</text:p>
          </table:table-cell>
          <table:table-cell table:style-name="ce6" office:value-type="date" office:date-value="2022-05-20" calcext:value-type="date">
            <text:p>20/05/22</text:p>
          </table:table-cell>
          <table:table-cell table:style-name="ce14" office:value-type="string" calcext:value-type="string">
            <text:p>7-7-202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56TKPG3</text:p>
          </table:table-cell>
          <table:table-cell table:style-name="ce11" office:value-type="float" office:value="100760" calcext:value-type="float">
            <text:p>100760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NOTEBOOK DELL LATITUDE 3520 I5 SSD CON SARI: E-100760 Y S/N: 56TKPG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Fabbri Luciano</text:p>
          </table:table-cell>
          <table:table-cell table:style-name="ce5" office:value-type="string" calcext:value-type="string">
            <text:p>Secretario de Formación y capacitación para la igualdad</text:p>
          </table:table-cell>
          <table:table-cell table:style-name="ce6" office:value-type="date" office:date-value="2022-02-11" calcext:value-type="date">
            <text:p>11/02/22</text:p>
          </table:table-cell>
          <table:table-cell table:style-name="ce14" office:value-type="string" calcext:value-type="string">
            <text:p>7-7-136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PZ234V0P</text:p>
          </table:table-cell>
          <table:table-cell table:style-name="ce11" office:value-type="float" office:value="194464" calcext:value-type="float">
            <text:p>194464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NOTEBOOK LENOVO V15-ILL CORE I5-1035G1 S/N PZ234V0P SARI: I-194464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20" calcext:value-type="date">
            <text:p>20/05/22</text:p>
          </table:table-cell>
          <table:table-cell table:style-name="ce14" office:value-type="string" calcext:value-type="string">
            <text:p>7-7-207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9MSKPG3</text:p>
          </table:table-cell>
          <table:table-cell table:style-name="ce11" office:value-type="float" office:value="100761" calcext:value-type="float">
            <text:p>100761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Notebook</text:p>
          </table:table-cell>
          <table:table-cell table:style-name="ce15" office:value-type="string" calcext:value-type="string">
            <text:p>NOTEBOOK DELL LATITUDE 3520 I5 SSD CON SARI: E-100761 Y S/N: 9MSKPG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arinaro Florencia</text:p>
          </table:table-cell>
          <table:table-cell table:style-name="ce5" office:value-type="string" calcext:value-type="string">
            <text:p>Ministra de Igualdad, Género y Diversidad</text:p>
          </table:table-cell>
          <table:table-cell table:style-name="ce6" office:value-type="date" office:date-value="2021-05-15" calcext:value-type="date">
            <text:p>15/05/21</text:p>
          </table:table-cell>
          <table:table-cell table:style-name="ce14" office:value-type="string" calcext:value-type="string">
            <text:p>7-12-95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498" calcext:value-type="float">
            <text:p>194498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Tablet</text:p>
          </table:table-cell>
          <table:table-cell table:style-name="ce15" office:value-type="string" calcext:value-type="string">
            <text:p>I-194498 - Lenovo TAB M10 HA1922TS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epósito Informático</text:p>
          </table:table-cell>
          <table:table-cell table:style-name="ce5" office:value-type="string" calcext:value-type="string">
            <text:p>----------</text:p>
          </table:table-cell>
          <table:table-cell table:style-name="ce6" office:value-type="date" office:date-value="2021-09-07" calcext:value-type="date">
            <text:p>07/09/21</text:p>
          </table:table-cell>
          <table:table-cell table:style-name="ce14" office:value-type="string" calcext:value-type="string">
            <text:p>7-12-78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00191" calcext:value-type="float">
            <text:p>100191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Tablet</text:p>
          </table:table-cell>
          <table:table-cell table:style-name="ce15" office:value-type="string" calcext:value-type="string">
            <text:p>E-100191 - Lenovo TAB M10 HA1B8G0A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epósito Informático</text:p>
          </table:table-cell>
          <table:table-cell table:style-name="ce5" office:value-type="string" calcext:value-type="string">
            <text:p>----------</text:p>
          </table:table-cell>
          <table:table-cell table:style-name="ce6" office:value-type="date" office:date-value="2021-09-07" calcext:value-type="date">
            <text:p>07/09/21</text:p>
          </table:table-cell>
          <table:table-cell table:style-name="ce14" office:value-type="string" calcext:value-type="string">
            <text:p>7-12-79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00193" calcext:value-type="float">
            <text:p>100193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Tablet</text:p>
          </table:table-cell>
          <table:table-cell table:style-name="ce15" office:value-type="string" calcext:value-type="string">
            <text:p>E-100193 - Lenovo TAB M10 HA1B8FTC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epósito Informático</text:p>
          </table:table-cell>
          <table:table-cell table:style-name="ce5" office:value-type="string" calcext:value-type="string">
            <text:p>----------</text:p>
          </table:table-cell>
          <table:table-cell table:style-name="ce6" office:value-type="date" office:date-value="2021-09-07" calcext:value-type="date">
            <text:p>07/09/21</text:p>
          </table:table-cell>
          <table:table-cell table:style-name="ce14" office:value-type="string" calcext:value-type="string">
            <text:p>7-12-80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00194" calcext:value-type="float">
            <text:p>100194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Tablet</text:p>
          </table:table-cell>
          <table:table-cell table:style-name="ce15" office:value-type="string" calcext:value-type="string">
            <text:p>E-100194 - Lenovo TAB M10 HA1B5CZN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epósito Informático</text:p>
          </table:table-cell>
          <table:table-cell table:style-name="ce5" office:value-type="string" calcext:value-type="string">
            <text:p>----------</text:p>
          </table:table-cell>
          <table:table-cell table:style-name="ce6" office:value-type="date" office:date-value="2021-09-09" calcext:value-type="date">
            <text:p>09/09/21</text:p>
          </table:table-cell>
          <table:table-cell table:style-name="ce14" office:value-type="string" calcext:value-type="string">
            <text:p>7-12-81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00192" calcext:value-type="float">
            <text:p>100192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Tablet</text:p>
          </table:table-cell>
          <table:table-cell table:style-name="ce15" office:value-type="string" calcext:value-type="string">
            <text:p>E-100192 - Lenovo TAB M10 HA1B7QVF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5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1-09-09" calcext:value-type="date">
            <text:p>09/09/21</text:p>
          </table:table-cell>
          <table:table-cell table:style-name="ce14" office:value-type="string" calcext:value-type="string">
            <text:p>7-12-82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00195" calcext:value-type="float">
            <text:p>100195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Tablet</text:p>
          </table:table-cell>
          <table:table-cell table:style-name="ce15" office:value-type="string" calcext:value-type="string">
            <text:p>E-100195 - Lenovo TAB M10 HA1B8FXT</text:p>
          </table:table-cell>
          <table:table-cell table:style-name="ce5" office:value-type="string" calcext:value-type="string">
            <text:p>FIRMADO POR TRABUCHI</text:p>
          </table:table-cell>
          <table:table-cell table:style-name="ce5"/>
          <table:table-cell table:number-columns-repeated="1010"/>
        </table:table-row>
        <table:table-row table:style-name="ro9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epósito Informático</text:p>
          </table:table-cell>
          <table:table-cell table:style-name="ce5" office:value-type="string" calcext:value-type="string">
            <text:p>----------</text:p>
          </table:table-cell>
          <table:table-cell table:style-name="ce6" office:value-type="date" office:date-value="2021-09-09" calcext:value-type="date">
            <text:p>09/09/21</text:p>
          </table:table-cell>
          <table:table-cell table:style-name="ce14" office:value-type="string" calcext:value-type="string">
            <text:p>7-12-83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00196" calcext:value-type="float">
            <text:p>100196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Tablet</text:p>
          </table:table-cell>
          <table:table-cell table:style-name="ce15" office:value-type="string" calcext:value-type="string">
            <text:p>E-100196 - Lenovo TAB M10 HA1B7VVX</text:p>
          </table:table-cell>
          <table:table-cell table:style-name="ce5" office:value-type="string" calcext:value-type="string">
            <text:p>Si / TMB FIRMADO POR TRABUCH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epósito Informático</text:p>
          </table:table-cell>
          <table:table-cell table:style-name="ce5" office:value-type="string" calcext:value-type="string">
            <text:p>----------</text:p>
          </table:table-cell>
          <table:table-cell table:style-name="ce6" office:value-type="date" office:date-value="2022-03-03" calcext:value-type="date">
            <text:p>03/03/22</text:p>
          </table:table-cell>
          <table:table-cell table:style-name="ce14" office:value-type="string" calcext:value-type="string">
            <text:p>7-12-106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497" calcext:value-type="float">
            <text:p>194497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Tablet</text:p>
          </table:table-cell>
          <table:table-cell table:style-name="ce15" office:value-type="string" calcext:value-type="string">
            <text:p>LENOVO TAB M10 S/N HA191C9B SARI:194497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epósito Informático</text:p>
          </table:table-cell>
          <table:table-cell table:style-name="ce5" office:value-type="string" calcext:value-type="string">
            <text:p>----------</text:p>
          </table:table-cell>
          <table:table-cell table:style-name="ce6" office:value-type="date" office:date-value="2022-03-03" calcext:value-type="date">
            <text:p>03/03/22</text:p>
          </table:table-cell>
          <table:table-cell table:style-name="ce14" office:value-type="string" calcext:value-type="string">
            <text:p>7-12-107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499" calcext:value-type="float">
            <text:p>194499</text:p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Tablet</text:p>
          </table:table-cell>
          <table:table-cell table:style-name="ce15" office:value-type="string" calcext:value-type="string">
            <text:p>LENOVO TAB M10 S/N HA18TXLW SARI:194499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epósito Informático</text:p>
          </table:table-cell>
          <table:table-cell table:style-name="ce5" office:value-type="string" calcext:value-type="string">
            <text:p>----------</text:p>
          </table:table-cell>
          <table:table-cell table:style-name="ce6" office:value-type="date" office:date-value="2022-03-03" calcext:value-type="date">
            <text:p>03/03/22</text:p>
          </table:table-cell>
          <table:table-cell table:style-name="ce14" office:value-type="string" calcext:value-type="string">
            <text:p>7-12-108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Computadora</text:p>
          </table:table-cell>
          <table:table-cell table:style-name="ce5" office:value-type="string" calcext:value-type="string">
            <text:p>Tablet</text:p>
          </table:table-cell>
          <table:table-cell table:style-name="ce15" office:value-type="string" calcext:value-type="string">
            <text:p>LENOVO TAB M10 S/N HA18TXL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epósito Informático</text:p>
          </table:table-cell>
          <table:table-cell table:style-name="ce5" office:value-type="string" calcext:value-type="string">
            <text:p>----------</text:p>
          </table:table-cell>
          <table:table-cell table:style-name="ce6" office:value-type="date" office:date-value="2022-07-05" calcext:value-type="date">
            <text:p>05/07/22</text:p>
          </table:table-cell>
          <table:table-cell table:style-name="ce14" office:value-type="string" calcext:value-type="string">
            <text:p>2-52-501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Equipo de audio y sonido</text:p>
          </table:table-cell>
          <table:table-cell table:style-name="ce5" office:value-type="string" calcext:value-type="string">
            <text:p>Microfono inalambrico doble con receptor</text:p>
          </table:table-cell>
          <table:table-cell table:style-name="ce15" office:value-type="string" calcext:value-type="string">
            <text:p>Micrófono Inalámbrico UHF doble mano ROSS MU-626 con adaptador miniplug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epósito Informático</text:p>
          </table:table-cell>
          <table:table-cell table:style-name="ce5" office:value-type="string" calcext:value-type="string">
            <text:p>----------</text:p>
          </table:table-cell>
          <table:table-cell table:style-name="ce6" office:value-type="date" office:date-value="2022-06-13" calcext:value-type="date">
            <text:p>13/06/22</text:p>
          </table:table-cell>
          <table:table-cell table:style-name="ce14" office:value-type="string" calcext:value-type="string">
            <text:p>2-42-372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Equipo de audio y sonido</text:p>
          </table:table-cell>
          <table:table-cell table:style-name="ce5" office:value-type="string" calcext:value-type="string">
            <text:p>Parlante bluetooth con cargador</text:p>
          </table:table-cell>
          <table:table-cell table:style-name="ce15" office:value-type="string" calcext:value-type="string">
            <text:p>LS-4930 SENTEY Parlante portatil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87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UO2106703075</text:p>
          </table:table-cell>
          <table:table-cell table:style-name="ce11" office:value-type="float" office:value="100773" calcext:value-type="float">
            <text:p>100773</text:p>
          </table:table-cell>
          <table:table-cell table:style-name="ce5" office:value-type="string" calcext:value-type="string">
            <text:p>Equipo de audio y sonido</text:p>
          </table:table-cell>
          <table:table-cell table:style-name="ce5" office:value-type="string" calcext:value-type="string">
            <text:p>Parlante usb</text:p>
          </table:table-cell>
          <table:table-cell table:style-name="ce15" office:value-type="string" calcext:value-type="string">
            <text:p>GENIUS SP-Q160 USB GRIS SARI: E-100773 S/N: UO210670307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88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UO2106703061</text:p>
          </table:table-cell>
          <table:table-cell table:style-name="ce11" office:value-type="float" office:value="100774" calcext:value-type="float">
            <text:p>100774</text:p>
          </table:table-cell>
          <table:table-cell table:style-name="ce5" office:value-type="string" calcext:value-type="string">
            <text:p>Equipo de audio y sonido</text:p>
          </table:table-cell>
          <table:table-cell table:style-name="ce5" office:value-type="string" calcext:value-type="string">
            <text:p>Parlante usb</text:p>
          </table:table-cell>
          <table:table-cell table:style-name="ce15" office:value-type="string" calcext:value-type="string">
            <text:p>GENIUS SP-Q160 USB GRIS SARI: E-100774 S/N: UO2106703061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19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89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UO2106703069</text:p>
          </table:table-cell>
          <table:table-cell table:style-name="ce11" office:value-type="float" office:value="100775" calcext:value-type="float">
            <text:p>100775</text:p>
          </table:table-cell>
          <table:table-cell table:style-name="ce5" office:value-type="string" calcext:value-type="string">
            <text:p>Equipo de audio y sonido</text:p>
          </table:table-cell>
          <table:table-cell table:style-name="ce5" office:value-type="string" calcext:value-type="string">
            <text:p>Parlante usb</text:p>
          </table:table-cell>
          <table:table-cell table:style-name="ce15" office:value-type="string" calcext:value-type="string">
            <text:p>GENIUS SP-Q160 USB GRIS SARI: E-100775 S/N: UO2106703069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0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90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UO2106703074</text:p>
          </table:table-cell>
          <table:table-cell table:style-name="ce11" office:value-type="float" office:value="100776" calcext:value-type="float">
            <text:p>100776</text:p>
          </table:table-cell>
          <table:table-cell table:style-name="ce5" office:value-type="string" calcext:value-type="string">
            <text:p>Equipo de audio y sonido</text:p>
          </table:table-cell>
          <table:table-cell table:style-name="ce5" office:value-type="string" calcext:value-type="string">
            <text:p>Parlante usb</text:p>
          </table:table-cell>
          <table:table-cell table:style-name="ce15" office:value-type="string" calcext:value-type="string">
            <text:p>GENIUS SP-Q160 USB GRIS SARI: E-100776 S/N: UO2106703074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91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UO2106703072</text:p>
          </table:table-cell>
          <table:table-cell table:style-name="ce11" office:value-type="float" office:value="100777" calcext:value-type="float">
            <text:p>100777</text:p>
          </table:table-cell>
          <table:table-cell table:style-name="ce5" office:value-type="string" calcext:value-type="string">
            <text:p>Equipo de audio y sonido</text:p>
          </table:table-cell>
          <table:table-cell table:style-name="ce5" office:value-type="string" calcext:value-type="string">
            <text:p>Parlante usb</text:p>
          </table:table-cell>
          <table:table-cell table:style-name="ce15" office:value-type="string" calcext:value-type="string">
            <text:p>GENIUS SP-Q160 USB GRIS SARI: E-100777 S/N: UO2106703072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92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UO2106703068</text:p>
          </table:table-cell>
          <table:table-cell table:style-name="ce11" office:value-type="float" office:value="100778" calcext:value-type="float">
            <text:p>100778</text:p>
          </table:table-cell>
          <table:table-cell table:style-name="ce5" office:value-type="string" calcext:value-type="string">
            <text:p>Equipo de audio y sonido</text:p>
          </table:table-cell>
          <table:table-cell table:style-name="ce5" office:value-type="string" calcext:value-type="string">
            <text:p>Parlante usb</text:p>
          </table:table-cell>
          <table:table-cell table:style-name="ce15" office:value-type="string" calcext:value-type="string">
            <text:p>GENIUS SP-Q160 USB GRIS SARI: E-100778 S/N: UO2106703068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81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UO2106703073</text:p>
          </table:table-cell>
          <table:table-cell table:style-name="ce11" office:value-type="float" office:value="100767" calcext:value-type="float">
            <text:p>100767</text:p>
          </table:table-cell>
          <table:table-cell table:style-name="ce5" office:value-type="string" calcext:value-type="string">
            <text:p>Equipo de audio y sonido</text:p>
          </table:table-cell>
          <table:table-cell table:style-name="ce5" office:value-type="string" calcext:value-type="string">
            <text:p>Parlante usb</text:p>
          </table:table-cell>
          <table:table-cell table:style-name="ce15" office:value-type="string" calcext:value-type="string">
            <text:p>GENIUS SP-Q160 USB GRIS SARI: E-100767 S/N: UO210670307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82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UO2106703071</text:p>
          </table:table-cell>
          <table:table-cell table:style-name="ce11" office:value-type="float" office:value="100768" calcext:value-type="float">
            <text:p>100768</text:p>
          </table:table-cell>
          <table:table-cell table:style-name="ce5" office:value-type="string" calcext:value-type="string">
            <text:p>Equipo de audio y sonido</text:p>
          </table:table-cell>
          <table:table-cell table:style-name="ce5" office:value-type="string" calcext:value-type="string">
            <text:p>Parlante usb</text:p>
          </table:table-cell>
          <table:table-cell table:style-name="ce15" office:value-type="string" calcext:value-type="string">
            <text:p>GENIUS SP-Q160 USB GRIS SARI: E-100768 S/N: UO2106703071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83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UO2106703067</text:p>
          </table:table-cell>
          <table:table-cell table:style-name="ce11" office:value-type="float" office:value="100769" calcext:value-type="float">
            <text:p>100769</text:p>
          </table:table-cell>
          <table:table-cell table:style-name="ce5" office:value-type="string" calcext:value-type="string">
            <text:p>Equipo de audio y sonido</text:p>
          </table:table-cell>
          <table:table-cell table:style-name="ce5" office:value-type="string" calcext:value-type="string">
            <text:p>Parlante usb</text:p>
          </table:table-cell>
          <table:table-cell table:style-name="ce15" office:value-type="string" calcext:value-type="string">
            <text:p>GENIUS SP-Q160 USB GRIS SARI: E-100769 S/N: UO2106703067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84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UO2106703080</text:p>
          </table:table-cell>
          <table:table-cell table:style-name="ce11" office:value-type="float" office:value="100770" calcext:value-type="float">
            <text:p>100770</text:p>
          </table:table-cell>
          <table:table-cell table:style-name="ce5" office:value-type="string" calcext:value-type="string">
            <text:p>Equipo de audio y sonido</text:p>
          </table:table-cell>
          <table:table-cell table:style-name="ce5" office:value-type="string" calcext:value-type="string">
            <text:p>Parlante usb</text:p>
          </table:table-cell>
          <table:table-cell table:style-name="ce15" office:value-type="string" calcext:value-type="string">
            <text:p>GENIUS SP-Q160 USB GRIS SARI: E-100770 S/N: UO2106703080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85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UO2106703063</text:p>
          </table:table-cell>
          <table:table-cell table:style-name="ce11" office:value-type="float" office:value="100771" calcext:value-type="float">
            <text:p>100771</text:p>
          </table:table-cell>
          <table:table-cell table:style-name="ce5" office:value-type="string" calcext:value-type="string">
            <text:p>Equipo de audio y sonido</text:p>
          </table:table-cell>
          <table:table-cell table:style-name="ce5" office:value-type="string" calcext:value-type="string">
            <text:p>Parlante usb</text:p>
          </table:table-cell>
          <table:table-cell table:style-name="ce15" office:value-type="string" calcext:value-type="string">
            <text:p>GENIUS SP-Q160 USB GRIS SARI: E-100771 S/N: UO210670306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0" calcext:value-type="date">
            <text:p>30/05/22</text:p>
          </table:table-cell>
          <table:table-cell table:style-name="ce14" office:value-type="string" calcext:value-type="string">
            <text:p>2-31-286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UO2106703062</text:p>
          </table:table-cell>
          <table:table-cell table:style-name="ce11" office:value-type="float" office:value="100772" calcext:value-type="float">
            <text:p>100772</text:p>
          </table:table-cell>
          <table:table-cell table:style-name="ce5" office:value-type="string" calcext:value-type="string">
            <text:p>Equipo de audio y sonido</text:p>
          </table:table-cell>
          <table:table-cell table:style-name="ce5" office:value-type="string" calcext:value-type="string">
            <text:p>Parlante usb</text:p>
          </table:table-cell>
          <table:table-cell table:style-name="ce15" office:value-type="string" calcext:value-type="string">
            <text:p>GENIUS SP-Q160 USB GRIS SARI: E-100772 S/N: UO2106703062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Gonzalez Carina</text:p>
          </table:table-cell>
          <table:table-cell table:style-name="ce5" office:value-type="string" calcext:value-type="string">
            <text:p>Administrativa salta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6-15-158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029UH9XJC01432R</text:p>
          </table:table-cell>
          <table:table-cell table:style-name="ce11" office:value-type="float" office:value="190166" calcext:value-type="float">
            <text:p>190166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Con transformador</text:p>
          </table:table-cell>
          <table:table-cell table:style-name="ce15" office:value-type="string" calcext:value-type="string">
            <text:p>Monitor Samsung L519D300 S/N: 029UH9XJC01432R SARI: I-19016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9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Bellini María Eva</text:p>
          </table:table-cell>
          <table:table-cell table:style-name="ce5" office:value-type="string" calcext:value-type="string">
            <text:p>Subsecretaria de Planificación evaluación y cooperación estratégica de políticas de igualdad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6-15-374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Con transformador</text:p>
          </table:table-cell>
          <table:table-cell table:style-name="ce15" office:value-type="string" calcext:value-type="string">
            <text:p>Monitor Samsung Led LS19B300 Sari: I-0174063 S/N: S041H9XD301014L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epósito Informático</text:p>
          </table:table-cell>
          <table:table-cell table:style-name="ce5" office:value-type="string" calcext:value-type="string">
            <text:p>----------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6-15-375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Con transformador</text:p>
          </table:table-cell>
          <table:table-cell table:style-name="ce15" office:value-type="string" calcext:value-type="string">
            <text:p>Monitor Samsung Led LS19B300 Sari: I-0174084 S/N: S041H9XD304823T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iaz Daiana</text:p>
          </table:table-cell>
          <table:table-cell table:style-name="ce5" office:value-type="string" calcext:value-type="string">
            <text:p>Subsecretaria de planificación estratégica de contenidos</text:p>
          </table:table-cell>
          <table:table-cell table:style-name="ce6" office:value-type="date" office:date-value="2022-06-21" calcext:value-type="date">
            <text:p>21/06/22</text:p>
          </table:table-cell>
          <table:table-cell table:style-name="ce14" office:value-type="string" calcext:value-type="string">
            <text:p>6-15-415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Con transformador</text:p>
          </table:table-cell>
          <table:table-cell table:style-name="ce15" office:value-type="string" calcext:value-type="string">
            <text:p>Monitor Samsung Led S/N: 029UH9XH410945N sin SARI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lodrero 799 </text:p>
          </table:table-cell>
          <table:table-cell table:style-name="ce5" office:value-type="string" calcext:value-type="string">
            <text:p>Casa de Amparo</text:p>
          </table:table-cell>
          <table:table-cell table:style-name="ce5" office:value-type="string" calcext:value-type="string">
            <text:p>Barbara Yelpo</text:p>
          </table:table-cell>
          <table:table-cell table:style-name="ce5" office:value-type="string" calcext:value-type="string">
            <text:p>Casa de Amparo</text:p>
          </table:table-cell>
          <table:table-cell table:style-name="ce6" office:value-type="date" office:date-value="2022-03-23" calcext:value-type="date">
            <text:p>23/03/22</text:p>
          </table:table-cell>
          <table:table-cell table:style-name="ce14" office:value-type="string" calcext:value-type="string">
            <text:p>6-5-178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BACX19010914061</text:p>
          </table:table-cell>
          <table:table-cell table:style-name="ce11" office:value-type="float" office:value="180638" calcext:value-type="float">
            <text:p>180638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85 S/N BACX19010914061 SARI: I-180638</text:p>
          </table:table-cell>
          <table:table-cell table:style-name="ce5" office:value-type="string" calcext:value-type="string">
            <text:p>PAPEL SIN FIRMA</text:p>
          </table:table-cell>
          <table:table-cell table:style-name="ce5"/>
          <table:table-cell table:number-columns-repeated="1010"/>
        </table:table-row>
        <table:table-row table:style-name="ro10" table:visibility="filter">
          <table:table-cell table:style-name="ce5" office:value-type="string" calcext:value-type="string">
            <text:p>Colodrero 799 </text:p>
          </table:table-cell>
          <table:table-cell table:style-name="ce5" office:value-type="string" calcext:value-type="string">
            <text:p>Casa de Amparo</text:p>
          </table:table-cell>
          <table:table-cell table:style-name="ce5" office:value-type="string" calcext:value-type="string">
            <text:p>Fusi Alicia</text:p>
          </table:table-cell>
          <table:table-cell table:style-name="ce5" office:value-type="string" calcext:value-type="string">
            <text:p>amparo</text:p>
          </table:table-cell>
          <table:table-cell table:style-name="ce6" office:value-type="date" office:date-value="2022-03-23" calcext:value-type="date">
            <text:p>23/03/22</text:p>
          </table:table-cell>
          <table:table-cell table:style-name="ce14" office:value-type="string" calcext:value-type="string">
            <text:p>6-5-180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BACX19010914158</text:p>
          </table:table-cell>
          <table:table-cell table:style-name="ce11" office:value-type="float" office:value="183897" calcext:value-type="float">
            <text:p>183897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85 S/N BACX19010914158 SARI: I-183897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lodrero 799 </text:p>
          </table:table-cell>
          <table:table-cell table:style-name="ce5" office:value-type="string" calcext:value-type="string">
            <text:p>Casa de Amparo</text:p>
          </table:table-cell>
          <table:table-cell table:style-name="ce5" office:value-type="string" calcext:value-type="string">
            <text:p>gustavino mariangeles</text:p>
          </table:table-cell>
          <table:table-cell table:style-name="ce5" office:value-type="string" calcext:value-type="string">
            <text:p>amparo</text:p>
          </table:table-cell>
          <table:table-cell table:style-name="ce6" office:value-type="date" office:date-value="2022-03-23" calcext:value-type="date">
            <text:p>23/03/22</text:p>
          </table:table-cell>
          <table:table-cell table:style-name="ce14" office:value-type="string" calcext:value-type="string">
            <text:p>6-5-184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BACX19010914051</text:p>
          </table:table-cell>
          <table:table-cell table:style-name="ce11" office:value-type="float" office:value="180636" calcext:value-type="float">
            <text:p>180636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85 S/N BACX19010914051 SARI: I-18063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uiños Emanuel</text:p>
          </table:table-cell>
          <table:table-cell table:style-name="ce5" office:value-type="string" calcext:value-type="string">
            <text:p>Jefe Movilidad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6-5-122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0162" calcext:value-type="float">
            <text:p>190162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Samsung SARI: I-190162 COMPARTIDO_MOVILIDAD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Carolina Tarre</text:p>
          </table:table-cell>
          <table:table-cell table:style-name="ce5" office:value-type="string" calcext:value-type="string">
            <text:p>Directora Despacho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6-5-127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489" calcext:value-type="float">
            <text:p>194489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LC727-08 SARI: I-194489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ópez Sandra</text:p>
          </table:table-cell>
          <table:table-cell table:style-name="ce5" office:value-type="string" calcext:value-type="string">
            <text:p>Municipios y comunas</text:p>
          </table:table-cell>
          <table:table-cell table:style-name="ce6" office:value-type="date" office:date-value="2021-03-03" calcext:value-type="date">
            <text:p>03/03/21</text:p>
          </table:table-cell>
          <table:table-cell table:style-name="ce14" office:value-type="string" calcext:value-type="string">
            <text:p>6-5-126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202008141850680</text:p>
          </table:table-cell>
          <table:table-cell table:style-name="ce11" office:value-type="float" office:value="194484" calcext:value-type="float">
            <text:p>194484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S/N: 202008141850680 SARI: I-194484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5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aria Florencia Salas</text:p>
          </table:table-cell>
          <table:table-cell table:style-name="ce5" office:value-type="string" calcext:value-type="string">
            <text:p>Becaria</text:p>
          </table:table-cell>
          <table:table-cell table:style-name="ce6" office:value-type="date" office:date-value="2021-03-03" calcext:value-type="date">
            <text:p>03/03/21</text:p>
          </table:table-cell>
          <table:table-cell table:style-name="ce14" office:value-type="string" calcext:value-type="string">
            <text:p>6-5-131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SARI: I-17500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agalí Rodriguez</text:p>
          </table:table-cell>
          <table:table-cell table:style-name="ce5" office:value-type="string" calcext:value-type="string">
            <text:p>Jurídica</text:p>
          </table:table-cell>
          <table:table-cell table:style-name="ce6" office:value-type="date" office:date-value="2021-03-03" calcext:value-type="date">
            <text:p>03/03/21</text:p>
          </table:table-cell>
          <table:table-cell table:style-name="ce14" office:value-type="string" calcext:value-type="string">
            <text:p>6-5-132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S19D300HY</text:p>
          </table:table-cell>
          <table:table-cell table:style-name="ce11" office:value-type="float" office:value="189432" calcext:value-type="float">
            <text:p>189432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Samsung S19D300HY SARI: I 189432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9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Bellini María Eva</text:p>
          </table:table-cell>
          <table:table-cell table:style-name="ce5" office:value-type="string" calcext:value-type="string">
            <text:p>Subsecretaria de Planificación evaluación y cooperación estratégica de políticas de igualdad</text:p>
          </table:table-cell>
          <table:table-cell table:style-name="ce6" office:value-type="date" office:date-value="2021-08-02" calcext:value-type="date">
            <text:p>02/08/21</text:p>
          </table:table-cell>
          <table:table-cell table:style-name="ce14" office:value-type="string" calcext:value-type="string">
            <text:p>6-5-134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202008141850994</text:p>
          </table:table-cell>
          <table:table-cell table:style-name="ce11" office:value-type="float" office:value="194486" calcext:value-type="float">
            <text:p>194486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S/N: 202008141850994 SARI: I-19448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Rolón Agustina</text:p>
          </table:table-cell>
          <table:table-cell table:style-name="ce5" office:value-type="string" calcext:value-type="string">
            <text:p>Secretaría privada</text:p>
          </table:table-cell>
          <table:table-cell table:style-name="ce6" office:value-type="date" office:date-value="2022-01-02" calcext:value-type="date">
            <text:p>02/01/22</text:p>
          </table:table-cell>
          <table:table-cell table:style-name="ce14" office:value-type="string" calcext:value-type="string">
            <text:p>7-8-29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SARI: I-0180642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Perotti Josefina</text:p>
          </table:table-cell>
          <table:table-cell table:style-name="ce5" office:value-type="string" calcext:value-type="string">
            <text:p>Jurídica</text:p>
          </table:table-cell>
          <table:table-cell table:style-name="ce6" office:value-type="date" office:date-value="2022-03-03" calcext:value-type="date">
            <text:p>03/03/22</text:p>
          </table:table-cell>
          <table:table-cell table:style-name="ce14" office:value-type="string" calcext:value-type="string">
            <text:p>6-5-102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S/N: 185121016110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1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ernes Celeste</text:p>
          </table:table-cell>
          <table:table-cell table:style-name="ce5" office:value-type="string" calcext:value-type="string">
            <text:p>Becaria</text:p>
          </table:table-cell>
          <table:table-cell table:style-name="ce6" office:value-type="date" office:date-value="2022-03-08" calcext:value-type="date">
            <text:p>08/03/22</text:p>
          </table:table-cell>
          <table:table-cell table:style-name="ce14" office:value-type="string" calcext:value-type="string">
            <text:p>7-8-113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SARI: I-0178141</text:p>
          </table:table-cell>
          <table:table-cell table:style-name="ce5" office:value-type="string" calcext:value-type="string">
            <text:p>no hay firma de mermes celeste – esta el prestamo anterior a costa victoria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Sandra Nardi</text:p>
          </table:table-cell>
          <table:table-cell table:style-name="ce5" office:value-type="string" calcext:value-type="string">
            <text:p>Recepción</text:p>
          </table:table-cell>
          <table:table-cell table:style-name="ce6" office:value-type="date" office:date-value="2022-03-08" calcext:value-type="date">
            <text:p>08/03/22</text:p>
          </table:table-cell>
          <table:table-cell table:style-name="ce14" office:value-type="string" calcext:value-type="string">
            <text:p>6-5-123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74096" calcext:value-type="float">
            <text:p>174096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Samsung SARI: I-017409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e la Mata Esteban</text:p>
          </table:table-cell>
          <table:table-cell table:style-name="ce5" office:value-type="string" calcext:value-type="string">
            <text:p>Mesa de entradas</text:p>
          </table:table-cell>
          <table:table-cell table:style-name="ce6" office:value-type="date" office:date-value="2022-03-08" calcext:value-type="date">
            <text:p>08/03/22</text:p>
          </table:table-cell>
          <table:table-cell table:style-name="ce14" office:value-type="string" calcext:value-type="string">
            <text:p>6-5-125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SARI: I-0178147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Quinteros Magalí</text:p>
          </table:table-cell>
          <table:table-cell table:style-name="ce5" office:value-type="string" calcext:value-type="string">
            <text:p>-</text:p>
          </table:table-cell>
          <table:table-cell table:style-name="ce6" office:value-type="date" office:date-value="2022-04-08" calcext:value-type="date">
            <text:p>08/04/22</text:p>
          </table:table-cell>
          <table:table-cell table:style-name="ce14" office:value-type="string" calcext:value-type="string">
            <text:p>6-5-196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SARI:I-189878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9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Bellini María Eva</text:p>
          </table:table-cell>
          <table:table-cell table:style-name="ce5" office:value-type="string" calcext:value-type="string">
            <text:p>Subsecretaria de Planificación evaluación y cooperación estratégica de políticas de igual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6-5-260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KD1805CX21081402</text:p>
          </table:table-cell>
          <table:table-cell table:style-name="ce11" office:value-type="float" office:value="100832" calcext:value-type="float">
            <text:p>100832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9" 185F VGA/HDMI S/N: KD1805CX21081402 SARI: E-100832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Rodriguez Sol Marina</text:p>
          </table:table-cell>
          <table:table-cell table:style-name="ce5" office:value-type="string" calcext:value-type="string">
            <text:p>Directorade capacitación en género y diversi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6-5-261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KD1805CX21081373</text:p>
          </table:table-cell>
          <table:table-cell table:style-name="ce11" office:value-type="float" office:value="100835" calcext:value-type="float">
            <text:p>100835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9" 185F VGA/HDMI S/N: KD1805CX21081373 SARI: E-10083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Rodriguez Sol Marina</text:p>
          </table:table-cell>
          <table:table-cell table:style-name="ce5" office:value-type="string" calcext:value-type="string">
            <text:p>Directorade capacitación en género y diversidad</text:p>
          </table:table-cell>
          <table:table-cell table:style-name="ce6" office:value-type="date" office:date-value="2022-06-09" calcext:value-type="date">
            <text:p>09/06/22</text:p>
          </table:table-cell>
          <table:table-cell table:style-name="ce14" office:value-type="string" calcext:value-type="string">
            <text:p>6-5-338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KD1805CX21081432</text:p>
          </table:table-cell>
          <table:table-cell table:style-name="ce11" office:value-type="float" office:value="100836" calcext:value-type="float">
            <text:p>100836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9" 185F VGA/HDMI S/N: KD1805CX21081432 SARI: E-10083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ora Soria</text:p>
          </table:table-cell>
          <table:table-cell table:style-name="ce5" office:value-type="string" calcext:value-type="string">
            <text:p>Recepción</text:p>
          </table:table-cell>
          <table:table-cell table:style-name="ce6" office:value-type="date" office:date-value="2022-06-22" calcext:value-type="date">
            <text:p>22/06/22</text:p>
          </table:table-cell>
          <table:table-cell table:style-name="ce14" office:value-type="string" calcext:value-type="string">
            <text:p>6-5-422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SARI: 17430595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Lovaisa Jimena</text:p>
          </table:table-cell>
          <table:table-cell table:style-name="ce5" office:value-type="string" calcext:value-type="string">
            <text:p>DGA tesorería, habilitación y manejo de fondos</text:p>
          </table:table-cell>
          <table:table-cell table:style-name="ce6" office:value-type="date" office:date-value="2021-03-03" calcext:value-type="date">
            <text:p>03/03/21</text:p>
          </table:table-cell>
          <table:table-cell table:style-name="ce14" office:value-type="string" calcext:value-type="string">
            <text:p>6-5-128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202008141850126</text:p>
          </table:table-cell>
          <table:table-cell table:style-name="ce11" office:value-type="float" office:value="194481" calcext:value-type="float">
            <text:p>194481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S/N: 202008141850126 SARI: I-194481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Borgogno Luciano</text:p>
          </table:table-cell>
          <table:table-cell table:style-name="ce5" office:value-type="string" calcext:value-type="string">
            <text:p>DGA Subdirector</text:p>
          </table:table-cell>
          <table:table-cell table:style-name="ce6" office:value-type="date" office:date-value="2021-03-03" calcext:value-type="date">
            <text:p>03/03/21</text:p>
          </table:table-cell>
          <table:table-cell table:style-name="ce14" office:value-type="string" calcext:value-type="string">
            <text:p>6-5-129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202008141851849</text:p>
          </table:table-cell>
          <table:table-cell table:style-name="ce11" office:value-type="float" office:value="194485" calcext:value-type="float">
            <text:p>194485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S/N: 202008141851849 SARI: I-19448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Ortiz Nancy</text:p>
          </table:table-cell>
          <table:table-cell table:style-name="ce5" office:value-type="string" calcext:value-type="string">
            <text:p>DGA Directora</text:p>
          </table:table-cell>
          <table:table-cell table:style-name="ce6" office:value-type="date" office:date-value="2021-03-03" calcext:value-type="date">
            <text:p>03/03/21</text:p>
          </table:table-cell>
          <table:table-cell table:style-name="ce14" office:value-type="string" calcext:value-type="string">
            <text:p>6-5-130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202008141850111</text:p>
          </table:table-cell>
          <table:table-cell table:style-name="ce11" office:value-type="float" office:value="194483" calcext:value-type="float">
            <text:p>194483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S/N: 202008141850111 SARI: I-19448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Gastaldi Paula</text:p>
          </table:table-cell>
          <table:table-cell table:style-name="ce5" office:value-type="string" calcext:value-type="string">
            <text:p>DGA Habilitación</text:p>
          </table:table-cell>
          <table:table-cell table:style-name="ce6" office:value-type="date" office:date-value="2022-03-03" calcext:value-type="date">
            <text:p>03/03/22</text:p>
          </table:table-cell>
          <table:table-cell table:style-name="ce14" office:value-type="string" calcext:value-type="string">
            <text:p>6-5-100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SARI: I0178138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Ramos Mariana</text:p>
          </table:table-cell>
          <table:table-cell table:style-name="ce5" office:value-type="string" calcext:value-type="string">
            <text:p>DGA Contable, presupuestos y revisiva</text:p>
          </table:table-cell>
          <table:table-cell table:style-name="ce6" office:value-type="date" office:date-value="2022-03-03" calcext:value-type="date">
            <text:p>03/03/22</text:p>
          </table:table-cell>
          <table:table-cell table:style-name="ce14" office:value-type="string" calcext:value-type="string">
            <text:p>6-5-105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S/N: cx190508235 SARI: I-17531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Gutierrez Marisol</text:p>
          </table:table-cell>
          <table:table-cell table:style-name="ce5" office:value-type="string" calcext:value-type="string">
            <text:p>DGA Habilitación</text:p>
          </table:table-cell>
          <table:table-cell table:style-name="ce6" office:value-type="date" office:date-value="2022-03-03" calcext:value-type="date">
            <text:p>03/03/22</text:p>
          </table:table-cell>
          <table:table-cell table:style-name="ce14" office:value-type="string" calcext:value-type="string">
            <text:p>6-5-111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ACER SARI: I-192561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Depósito Informático</text:p>
          </table:table-cell>
          <table:table-cell table:style-name="ce5" office:value-type="string" calcext:value-type="string">
            <text:p>----------</text:p>
          </table:table-cell>
          <table:table-cell table:style-name="ce6" office:value-type="date" office:date-value="2022-03-03" calcext:value-type="date">
            <text:p>03/03/22</text:p>
          </table:table-cell>
          <table:table-cell table:style-name="ce14" office:value-type="string" calcext:value-type="string">
            <text:p>6-5-112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482" calcext:value-type="float">
            <text:p>194482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S/N: 202008141850549 SARI: I-194482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Palud Gabriel</text:p>
          </table:table-cell>
          <table:table-cell table:style-name="ce5" office:value-type="string" calcext:value-type="string">
            <text:p>DGA Habilitación</text:p>
          </table:table-cell>
          <table:table-cell table:style-name="ce6" office:value-type="date" office:date-value="2022-03-04" calcext:value-type="date">
            <text:p>04/03/22</text:p>
          </table:table-cell>
          <table:table-cell table:style-name="ce14" office:value-type="string" calcext:value-type="string">
            <text:p>6-5-109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SARI: I-185006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Blason Jesús</text:p>
          </table:table-cell>
          <table:table-cell table:style-name="ce5" office:value-type="string" calcext:value-type="string">
            <text:p>DGA Habilitacion</text:p>
          </table:table-cell>
          <table:table-cell table:style-name="ce6" office:value-type="date" office:date-value="2022-03-04" calcext:value-type="date">
            <text:p>04/03/22</text:p>
          </table:table-cell>
          <table:table-cell table:style-name="ce14" office:value-type="string" calcext:value-type="string">
            <text:p>6-5-110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Samsung S/N V893H9NZ481910V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Costa Victoria</text:p>
          </table:table-cell>
          <table:table-cell table:style-name="ce5" office:value-type="string" calcext:value-type="string">
            <text:p>DGA tesorería, habilitación y manejo de fondos</text:p>
          </table:table-cell>
          <table:table-cell table:style-name="ce6" office:value-type="date" office:date-value="2022-03-08" calcext:value-type="date">
            <text:p>08/03/22</text:p>
          </table:table-cell>
          <table:table-cell table:style-name="ce14" office:value-type="string" calcext:value-type="string">
            <text:p>6-5-121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Viewsonic VS14755 S/N:T6N13100365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Leopold Daniela</text:p>
          </table:table-cell>
          <table:table-cell table:style-name="ce5" office:value-type="string" calcext:value-type="string">
            <text:p>DGA Personal</text:p>
          </table:table-cell>
          <table:table-cell table:style-name="ce6" office:value-type="date" office:date-value="2022-03-08" calcext:value-type="date">
            <text:p>08/03/22</text:p>
          </table:table-cell>
          <table:table-cell table:style-name="ce14" office:value-type="string" calcext:value-type="string">
            <text:p>6-5-124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Acer SARI: I192559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5" table:visibility="filter">
          <table:table-cell table:style-name="ce5" office:value-type="string" calcext:value-type="string">
            <text:p>PATRICIO DIEZ(CALLE15) 1165 </text:p>
          </table:table-cell>
          <table:table-cell table:style-name="ce5" office:value-type="string" calcext:value-type="string">
            <text:p>sub. fortalecimiento territorial en igualdad, genero y diversidad</text:p>
          </table:table-cell>
          <table:table-cell table:style-name="ce5" office:value-type="string" calcext:value-type="string">
            <text:p>Zalazar Soledad</text:p>
          </table:table-cell>
          <table:table-cell table:style-name="ce5" office:value-type="string" calcext:value-type="string">
            <text:p>Subsecretaría de Fortalecimiento territorial en igualdad, género y diversidad</text:p>
          </table:table-cell>
          <table:table-cell table:style-name="ce6" office:value-type="date" office:date-value="2022-05-26" calcext:value-type="date">
            <text:p>26/05/22</text:p>
          </table:table-cell>
          <table:table-cell table:style-name="ce14" office:value-type="string" calcext:value-type="string">
            <text:p>6-5-259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KD1805CX21081382</text:p>
          </table:table-cell>
          <table:table-cell table:style-name="ce11" office:value-type="float" office:value="100831" calcext:value-type="float">
            <text:p>100831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9" 185F VGA/HDMI S/N: KD1805CX21081382 SARI: E-100831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12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Milagros Monserrat</text:p>
          </table:table-cell>
          <table:table-cell table:style-name="ce5" office:value-type="string" calcext:value-type="string">
            <text:p>ATR Juventudes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6-5-143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029UH9XH407717V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SAMSUNG S19D300 S/N 029UH9XH407717V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2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Didier María Soledad</text:p>
          </table:table-cell>
          <table:table-cell table:style-name="ce5" office:value-type="string" calcext:value-type="string">
            <text:p>Responsable salta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6-5-144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MR3NH9XF400221D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SAMSUNG S19C150 S/N MR3NH9XF400221D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3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Didier María Soledad</text:p>
          </table:table-cell>
          <table:table-cell table:style-name="ce5" office:value-type="string" calcext:value-type="string">
            <text:p>Responsable salta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6-5-146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cx190508209</text:p>
          </table:table-cell>
          <table:table-cell table:style-name="ce11" office:value-type="float" office:value="174594" calcext:value-type="float">
            <text:p>174594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85 S/N cx190508209 SARI: I-174594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4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Didier María Soledad</text:p>
          </table:table-cell>
          <table:table-cell table:style-name="ce5" office:value-type="string" calcext:value-type="string">
            <text:p>Responsable salta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6-5-147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SAMSUNG S19C150 S/N MR3NH9XF400222L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5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Didier María Soledad</text:p>
          </table:table-cell>
          <table:table-cell table:style-name="ce5" office:value-type="string" calcext:value-type="string">
            <text:p>Responsable salta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6-5-149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201 S/N cx2012311032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6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Didier María Soledad</text:p>
          </table:table-cell>
          <table:table-cell table:style-name="ce5" office:value-type="string" calcext:value-type="string">
            <text:p>Responsable salta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6-5-151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cx2012310115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201 S/N cx201231011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7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Didier María Soledad</text:p>
          </table:table-cell>
          <table:table-cell table:style-name="ce5" office:value-type="string" calcext:value-type="string">
            <text:p>Responsable salta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6-5-154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73449" calcext:value-type="float">
            <text:p>173449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Bangho EM211OW SARI: I-173449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8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Sealengue María Elisa</text:p>
          </table:table-cell>
          <table:table-cell table:style-name="ce5" office:value-type="string" calcext:value-type="string">
            <text:p>Guardia violencia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6-5-159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75040" calcext:value-type="float">
            <text:p>175040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85 SARI: I-175040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9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Barissini María Virginia</text:p>
          </table:table-cell>
          <table:table-cell table:style-name="ce5" office:value-type="string" calcext:value-type="string">
            <text:p>Guardia violencia</text:p>
          </table:table-cell>
          <table:table-cell table:style-name="ce6" office:value-type="date" office:date-value="2017-01-01" calcext:value-type="date">
            <text:p>01/01/17</text:p>
          </table:table-cell>
          <table:table-cell table:style-name="ce14" office:value-type="string" calcext:value-type="string">
            <text:p>6-5-161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cx185201016144</text:p>
          </table:table-cell>
          <table:table-cell table:style-name="ce11" office:value-type="float" office:value="187702" calcext:value-type="float">
            <text:p>187702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85 SARI: I-187702 S/N: cx185201016144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18" table:visibility="filter">
          <table:table-cell table:style-name="ce5" office:value-type="string" calcext:value-type="string">
            <text:p>Salta 2549 </text:p>
          </table:table-cell>
          <table:table-cell table:style-name="ce5" office:value-type="string" calcext:value-type="string">
            <text:p>DIRECCION PROVINCIAL DE PROTECCIÓN INTEGRAL CONTRA LAS VIOLENCIAS,DEPENDIENTE DE LA SUBSECRETARÍA DE LAS MUJERES,GÉNEROS Y DIVERSIDAD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6-09" calcext:value-type="date">
            <text:p>09/06/22</text:p>
          </table:table-cell>
          <table:table-cell table:style-name="ce14" office:value-type="string" calcext:value-type="string">
            <text:p>6-5-336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KD1805CX21081369</text:p>
          </table:table-cell>
          <table:table-cell table:style-name="ce11" office:value-type="float" office:value="100833" calcext:value-type="float">
            <text:p>100833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9" 185F VGA/HDMI S/N: KD1805CX21081369 SARI: E-10083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Cristina Melnik</text:p>
          </table:table-cell>
          <table:table-cell table:style-name="ce5" office:value-type="string" calcext:value-type="string">
            <text:p>Politicas de igualdad y Diversidad - Casa LGTBI</text:p>
          </table:table-cell>
          <table:table-cell table:style-name="ce6" office:value-type="date" office:date-value="2021-09-02" calcext:value-type="date">
            <text:p>02/09/21</text:p>
          </table:table-cell>
          <table:table-cell table:style-name="ce14" office:value-type="string" calcext:value-type="string">
            <text:p>6-8-76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75045" calcext:value-type="float">
            <text:p>175045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85 SARI: I-17504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Beck Liliana</text:p>
          </table:table-cell>
          <table:table-cell table:style-name="ce5" office:value-type="string" calcext:value-type="string">
            <text:p>Asistente social</text:p>
          </table:table-cell>
          <table:table-cell table:style-name="ce6" office:value-type="date" office:date-value="2022-03-22" calcext:value-type="date">
            <text:p>22/03/22</text:p>
          </table:table-cell>
          <table:table-cell table:style-name="ce14" office:value-type="string" calcext:value-type="string">
            <text:p>6-5-163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cx19010914066</text:p>
          </table:table-cell>
          <table:table-cell table:style-name="ce11" office:value-type="float" office:value="183893" calcext:value-type="float">
            <text:p>183893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85 S/N: cx19010914066 SARI: I-18389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Juan Pablo casita</text:p>
          </table:table-cell>
          <table:table-cell table:style-name="ce5" office:value-type="string" calcext:value-type="string">
            <text:p>casita</text:p>
          </table:table-cell>
          <table:table-cell table:style-name="ce6" office:value-type="date" office:date-value="2022-03-22" calcext:value-type="date">
            <text:p>22/03/22</text:p>
          </table:table-cell>
          <table:table-cell table:style-name="ce14" office:value-type="string" calcext:value-type="string">
            <text:p>6-5-165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cx19010914196</text:p>
          </table:table-cell>
          <table:table-cell table:style-name="ce11" office:value-type="float" office:value="180640" calcext:value-type="float">
            <text:p>180640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85 S/N cx19010914196 SARI: I-180640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Escudero Patricia</text:p>
          </table:table-cell>
          <table:table-cell table:style-name="ce5" office:value-type="string" calcext:value-type="string">
            <text:p>Equipo fortalecimiento</text:p>
          </table:table-cell>
          <table:table-cell table:style-name="ce6" office:value-type="date" office:date-value="2022-03-22" calcext:value-type="date">
            <text:p>22/03/22</text:p>
          </table:table-cell>
          <table:table-cell table:style-name="ce14" office:value-type="string" calcext:value-type="string">
            <text:p>6-5-166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cx190704128</text:p>
          </table:table-cell>
          <table:table-cell table:style-name="ce11" office:value-type="float" office:value="176921" calcext:value-type="float">
            <text:p>176921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85 S/N cx190704128 SARI: I-176921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Diego Gionblanco</text:p>
          </table:table-cell>
          <table:table-cell table:style-name="ce5" office:value-type="string" calcext:value-type="string">
            <text:p>becario</text:p>
          </table:table-cell>
          <table:table-cell table:style-name="ce6" office:value-type="date" office:date-value="2022-03-22" calcext:value-type="date">
            <text:p>22/03/22</text:p>
          </table:table-cell>
          <table:table-cell table:style-name="ce14" office:value-type="string" calcext:value-type="string">
            <text:p>6-5-170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cx185171016036</text:p>
          </table:table-cell>
          <table:table-cell table:style-name="ce11" office:value-type="float" office:value="184909" calcext:value-type="float">
            <text:p>184909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85 S/N cx185171016036 SARI: I-184909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Grosso Alejandra</text:p>
          </table:table-cell>
          <table:table-cell table:style-name="ce5" office:value-type="string" calcext:value-type="string">
            <text:p>Asistente social</text:p>
          </table:table-cell>
          <table:table-cell table:style-name="ce6" office:value-type="date" office:date-value="2022-03-22" calcext:value-type="date">
            <text:p>22/03/22</text:p>
          </table:table-cell>
          <table:table-cell table:style-name="ce14" office:value-type="string" calcext:value-type="string">
            <text:p>6-5-174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89873" calcext:value-type="float">
            <text:p>189873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85 <text:s/>SARI: I-18987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Boiko Marcela</text:p>
          </table:table-cell>
          <table:table-cell table:style-name="ce5" office:value-type="string" calcext:value-type="string">
            <text:p>Asistente social</text:p>
          </table:table-cell>
          <table:table-cell table:style-name="ce6" office:value-type="date" office:date-value="2022-03-22" calcext:value-type="date">
            <text:p>22/03/22</text:p>
          </table:table-cell>
          <table:table-cell table:style-name="ce14" office:value-type="string" calcext:value-type="string">
            <text:p>6-5-176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cx185181016221</text:p>
          </table:table-cell>
          <table:table-cell table:style-name="ce11" office:value-type="string" calcext:value-type="string">
            <text:p/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85 S/N cx185181016221 SIN SARI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Espinosa Mariano</text:p>
          </table:table-cell>
          <table:table-cell table:style-name="ce5" office:value-type="string" calcext:value-type="string">
            <text:p>Director de Promoción de derechos para la igualdad</text:p>
          </table:table-cell>
          <table:table-cell table:style-name="ce6" office:value-type="date" office:date-value="2022-03-22" calcext:value-type="date">
            <text:p>22/03/22</text:p>
          </table:table-cell>
          <table:table-cell table:style-name="ce14" office:value-type="string" calcext:value-type="string">
            <text:p>6-5-177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cx185270916105</text:p>
          </table:table-cell>
          <table:table-cell table:style-name="ce11" office:value-type="float" office:value="187707" calcext:value-type="float">
            <text:p>187707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85 S/N cx185270916105 SARI: I-187707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Diaz Daiana</text:p>
          </table:table-cell>
          <table:table-cell table:style-name="ce5" office:value-type="string" calcext:value-type="string">
            <text:p>Subsecretaria de planificación estratégica de contenidos</text:p>
          </table:table-cell>
          <table:table-cell table:style-name="ce6" office:value-type="date" office:date-value="2021-05-10" calcext:value-type="date">
            <text:p>10/05/21</text:p>
          </table:table-cell>
          <table:table-cell table:style-name="ce14" office:value-type="string" calcext:value-type="string">
            <text:p>6-5-135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202008141850656</text:p>
          </table:table-cell>
          <table:table-cell table:style-name="ce11" office:value-type="float" office:value="194488" calcext:value-type="float">
            <text:p>194488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S/N 202008141850656 SARI: I-194488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1" calcext:value-type="date">
            <text:p>31/05/22</text:p>
          </table:table-cell>
          <table:table-cell table:style-name="ce14" office:value-type="string" calcext:value-type="string">
            <text:p>6-5-296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KD1805CX21081398</text:p>
          </table:table-cell>
          <table:table-cell table:style-name="ce11" office:value-type="float" office:value="100838" calcext:value-type="float">
            <text:p>100838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9" 185F VGA/HDMI S/N: KD1805CX21081398 SARI: E-100838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5-31" calcext:value-type="date">
            <text:p>31/05/22</text:p>
          </table:table-cell>
          <table:table-cell table:style-name="ce14" office:value-type="string" calcext:value-type="string">
            <text:p>6-5-297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KD1805CX21081381</text:p>
          </table:table-cell>
          <table:table-cell table:style-name="ce11" office:value-type="float" office:value="100839" calcext:value-type="float">
            <text:p>100839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9" 185F VGA/HDMI S/N: KD1805CX21081381 SARI: E-100839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Fabbri Luciano</text:p>
          </table:table-cell>
          <table:table-cell table:style-name="ce5" office:value-type="string" calcext:value-type="string">
            <text:p>Secretario de Formación y capacitación para la igualdad</text:p>
          </table:table-cell>
          <table:table-cell table:style-name="ce6" office:value-type="date" office:date-value="2022-05-31" calcext:value-type="date">
            <text:p>31/05/22</text:p>
          </table:table-cell>
          <table:table-cell table:style-name="ce14" office:value-type="string" calcext:value-type="string">
            <text:p>6-5-298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KD1805CX21081363</text:p>
          </table:table-cell>
          <table:table-cell table:style-name="ce11" office:value-type="float" office:value="100834" calcext:value-type="float">
            <text:p>100834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9" 185F VGA/HDMI S/N: KD1805CX21081363 SARI: E-100834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Fabbri Luciano</text:p>
          </table:table-cell>
          <table:table-cell table:style-name="ce5" office:value-type="string" calcext:value-type="string">
            <text:p>Secretario de Formación y capacitación para la igualdad</text:p>
          </table:table-cell>
          <table:table-cell table:style-name="ce6" office:value-type="date" office:date-value="2022-05-31" calcext:value-type="date">
            <text:p>31/05/22</text:p>
          </table:table-cell>
          <table:table-cell table:style-name="ce14" office:value-type="string" calcext:value-type="string">
            <text:p>6-5-299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KD1805CX21081405</text:p>
          </table:table-cell>
          <table:table-cell table:style-name="ce11" office:value-type="float" office:value="100837" calcext:value-type="float">
            <text:p>100837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9" 185F VGA/HDMI S/N: KD1805CX21081405 SARI: E-100837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ta Fe 1950 </text:p>
          </table:table-cell>
          <table:table-cell table:style-name="ce5" office:value-type="string" calcext:value-type="string">
            <text:p>Relaciones Institucionales</text:p>
          </table:table-cell>
          <table:table-cell table:style-name="ce5" office:value-type="string" calcext:value-type="string">
            <text:p>Mantaras Victoria</text:p>
          </table:table-cell>
          <table:table-cell table:style-name="ce5" office:value-type="string" calcext:value-type="string">
            <text:p>Secretaria de Mujeres, Género y Diversidad</text:p>
          </table:table-cell>
          <table:table-cell table:style-name="ce6" office:value-type="date" office:date-value="2022-06-01" calcext:value-type="date">
            <text:p>01/06/22</text:p>
          </table:table-cell>
          <table:table-cell table:style-name="ce14" office:value-type="string" calcext:value-type="string">
            <text:p>6-5-303</text:p>
          </table:table-cell>
          <table:table-cell table:style-name="ce9" office:value-type="string" calcext:value-type="string">
            <text:p>176/21</text:p>
          </table:table-cell>
          <table:table-cell table:style-name="ce11" office:value-type="string" calcext:value-type="string">
            <text:p>KD1805CX21081404</text:p>
          </table:table-cell>
          <table:table-cell table:style-name="ce11" office:value-type="float" office:value="100840" calcext:value-type="float">
            <text:p>100840</text:p>
          </table:table-cell>
          <table:table-cell table:style-name="ce5" office:value-type="string" calcext:value-type="string">
            <text:p>Monitor</text:p>
          </table:table-cell>
          <table:table-cell table:style-name="ce5" office:value-type="string" calcext:value-type="string">
            <text:p>Sin transformador</text:p>
          </table:table-cell>
          <table:table-cell table:style-name="ce15" office:value-type="string" calcext:value-type="string">
            <text:p>Monitor CX 19" 185F VGA/HDMI S/N: KD1805CX21081404 SARI: E-100840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ora Soria</text:p>
          </table:table-cell>
          <table:table-cell table:style-name="ce5" office:value-type="string" calcext:value-type="string">
            <text:p>Recepción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4-2-46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Fijo</text:p>
          </table:table-cell>
          <table:table-cell table:style-name="ce15" office:value-type="string" calcext:value-type="string">
            <text:p>F1 2121116100D19394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Tacari Nerea</text:p>
          </table:table-cell>
          <table:table-cell table:style-name="ce5" office:value-type="string" calcext:value-type="string">
            <text:p>Subsecretaria de Políticas de Igualdad y Diversidad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4-2-47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Fijo</text:p>
          </table:table-cell>
          <table:table-cell table:style-name="ce15" office:value-type="string" calcext:value-type="string">
            <text:p>F2 271FV9TH60BAFD2B</text:p>
          </table:table-cell>
          <table:table-cell table:style-name="ce5" office:value-type="string" calcext:value-type="string">
            <text:p>FALTA ASIGNACION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iaz Daiana</text:p>
          </table:table-cell>
          <table:table-cell table:style-name="ce5" office:value-type="string" calcext:value-type="string">
            <text:p>Subsecretaria de planificación estratégica de contenidos</text:p>
          </table:table-cell>
          <table:table-cell table:style-name="ce6" office:value-type="date" office:date-value="2022-06-21" calcext:value-type="date">
            <text:p>21/06/22</text:p>
          </table:table-cell>
          <table:table-cell table:style-name="ce14" office:value-type="string" calcext:value-type="string">
            <text:p>4-2-419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Fijo</text:p>
          </table:table-cell>
          <table:table-cell table:style-name="ce15" office:value-type="string" calcext:value-type="string">
            <text:p>GRANDSTREAM GXP1625 S/N:20EZ1ZBJ40D67828 SARI:I-192599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e la Mata Esteban</text:p>
          </table:table-cell>
          <table:table-cell table:style-name="ce5" office:value-type="string" calcext:value-type="string">
            <text:p>Mesa de entradas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4-1-30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T16 I-190079 207GHWXH80039472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Carolina Tarre</text:p>
          </table:table-cell>
          <table:table-cell table:style-name="ce5" office:value-type="string" calcext:value-type="string">
            <text:p>Directora Despacho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4-1-31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388" calcext:value-type="float">
            <text:p>194388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T1 I-194388 8301319052500752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agalí Rodriguez</text:p>
          </table:table-cell>
          <table:table-cell table:style-name="ce5" office:value-type="string" calcext:value-type="string">
            <text:p>Jurídica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4-1-32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388" calcext:value-type="float">
            <text:p>194388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T2 I-194388 8301220032500227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4-1-33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392" calcext:value-type="float">
            <text:p>194392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T3 I-194392 8301319052500158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Gil Marina</text:p>
          </table:table-cell>
          <table:table-cell table:style-name="ce5" office:value-type="string" calcext:value-type="string">
            <text:p>Subsecretaria Legal y Técnica y Gestión de la información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4-1-34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387" calcext:value-type="float">
            <text:p>194387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T6 I-194387 8301319052500753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Urgorri Miriam</text:p>
          </table:table-cell>
          <table:table-cell table:style-name="ce5" office:value-type="string" calcext:value-type="string">
            <text:p>Genérico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4-1-35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392" calcext:value-type="float">
            <text:p>194392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T4 I-194392 8301220032500228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ernes Celeste</text:p>
          </table:table-cell>
          <table:table-cell table:style-name="ce5" office:value-type="string" calcext:value-type="string">
            <text:p>Becaria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4-1-36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387" calcext:value-type="float">
            <text:p>194387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OFICINA SEC PRIVADA - T5 I-194387 8301220032500231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Boiko Maximiliano</text:p>
          </table:table-cell>
          <table:table-cell table:style-name="ce5" office:value-type="string" calcext:value-type="string">
            <text:p>Movilidad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4-1-37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389" calcext:value-type="float">
            <text:p>194389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T7 I-194389 8301220032500223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Marinaro Florencia</text:p>
          </table:table-cell>
          <table:table-cell table:style-name="ce5" office:value-type="string" calcext:value-type="string">
            <text:p>Ministra de Igualdad, Género y Diversidad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4-1-38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389" calcext:value-type="float">
            <text:p>194389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T8 I-194389 8301319052500159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elvo Marcela</text:p>
          </table:table-cell>
          <table:table-cell table:style-name="ce5" office:value-type="string" calcext:value-type="string">
            <text:p>Secretaria Privada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4-1-39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393" calcext:value-type="float">
            <text:p>194393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T9 I-194393 8301319012500332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pold Daniela</text:p>
          </table:table-cell>
          <table:table-cell table:style-name="ce5" office:value-type="string" calcext:value-type="string">
            <text:p>DGA Personal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4-1-44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391" calcext:value-type="float">
            <text:p>194391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T14 I-194391 8301319012500331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5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4-1-45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>207GHWXH8003A121</text:p>
          </table:table-cell>
          <table:table-cell table:style-name="ce11" office:value-type="float" office:value="190080" calcext:value-type="float">
            <text:p>190080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T15 I-190080 207GHWXH8003A121</text:p>
          </table:table-cell>
          <table:table-cell table:style-name="ce5" office:value-type="string" calcext:value-type="string">
            <text:p>FALTA REGISTRAR ASIGNACION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Tacari Nerea</text:p>
          </table:table-cell>
          <table:table-cell table:style-name="ce5" office:value-type="string" calcext:value-type="string">
            <text:p>Subsecretaria de Políticas de Igualdad y Diversidad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4-1-401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00930" calcext:value-type="float">
            <text:p>100930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YEALINK W54H SARI: E-100930 S/N: 8301720122518567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Rodriguez Sol Marina</text:p>
          </table:table-cell>
          <table:table-cell table:style-name="ce5" office:value-type="string" calcext:value-type="string">
            <text:p>Directorade capacitación en género y diversidad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4-1-403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00932" calcext:value-type="float">
            <text:p>100932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YEALINK W54H SARI: E-100932 S/N: 8301720122518569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9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Bellini María Eva</text:p>
          </table:table-cell>
          <table:table-cell table:style-name="ce5" office:value-type="string" calcext:value-type="string">
            <text:p>Subsecretaria de Planificación evaluación y cooperación estratégica de políticas de igualdad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4-1-404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00933" calcext:value-type="float">
            <text:p>100933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YEALINK W54H SARI: E-100933 S/N: 8301720122518565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Rodriguez Sol Marina</text:p>
          </table:table-cell>
          <table:table-cell table:style-name="ce5" office:value-type="string" calcext:value-type="string">
            <text:p>Directorade capacitación en género y diversidad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4-1-405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00934" calcext:value-type="float">
            <text:p>100934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YEALINK W54H SARI: E-100934 S/N: 8301720122518570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Corrientes 2879 </text:p>
          </table:table-cell>
          <table:table-cell table:style-name="ce5" office:value-type="string" calcext:value-type="string">
            <text:p>Ministerio de Igualdad, Genero y Diversidad</text:p>
          </table:table-cell>
          <table:table-cell table:style-name="ce5" office:value-type="string" calcext:value-type="string">
            <text:p>Delvo Marcela</text:p>
          </table:table-cell>
          <table:table-cell table:style-name="ce5" office:value-type="string" calcext:value-type="string">
            <text:p>Secretaria Privada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4-1-407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00936" calcext:value-type="float">
            <text:p>100936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YEALINK W54H SARI: E-100936 S/N: 8301720122518562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Leopold Daniela</text:p>
          </table:table-cell>
          <table:table-cell table:style-name="ce5" office:value-type="string" calcext:value-type="string">
            <text:p>DGA Personal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4-1-40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393" calcext:value-type="float">
            <text:p>194393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T10 I-194393 8301220032500222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Gutierrez Marisol</text:p>
          </table:table-cell>
          <table:table-cell table:style-name="ce5" office:value-type="string" calcext:value-type="string">
            <text:p>DGA Habilitación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4-1-41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390" calcext:value-type="float">
            <text:p>194390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T11 I-194390 8301220032500229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Zen Mariela</text:p>
          </table:table-cell>
          <table:table-cell table:style-name="ce5" office:value-type="string" calcext:value-type="string">
            <text:p>DGA Contable, presupuestos y revisiva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4-1-42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390" calcext:value-type="float">
            <text:p>194390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T12 I-194390 8301319052500745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Ortiz Nancy</text:p>
          </table:table-cell>
          <table:table-cell table:style-name="ce5" office:value-type="string" calcext:value-type="string">
            <text:p>DGA Directora</text:p>
          </table:table-cell>
          <table:table-cell table:style-name="ce6" office:value-type="date" office:date-value="2021-03-31" calcext:value-type="date">
            <text:p>31/03/21</text:p>
          </table:table-cell>
          <table:table-cell table:style-name="ce14" office:value-type="string" calcext:value-type="string">
            <text:p>4-1-43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94391" calcext:value-type="float">
            <text:p>194391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T13 I-194391 8301220032500226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Leonardo Lentini</text:p>
          </table:table-cell>
          <table:table-cell table:style-name="ce5" office:value-type="string" calcext:value-type="string">
            <text:p>Informatica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4-1-402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00931" calcext:value-type="float">
            <text:p>100931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YEALINK W60P SARI: E-100931 S/N: 8301720122518571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Costa Victoria</text:p>
          </table:table-cell>
          <table:table-cell table:style-name="ce5" office:value-type="string" calcext:value-type="string">
            <text:p>DGA tesorería, habilitación y manejo de fondos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4-1-406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00935" calcext:value-type="float">
            <text:p>100935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YEALINK W54H SARI: E-100935 S/N: 830172012251856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Juan de Garay 2967 </text:p>
          </table:table-cell>
          <table:table-cell table:style-name="ce5" office:value-type="string" calcext:value-type="string">
            <text:p>DGA e Informatica</text:p>
          </table:table-cell>
          <table:table-cell table:style-name="ce5" office:value-type="string" calcext:value-type="string">
            <text:p>Costa Victoria</text:p>
          </table:table-cell>
          <table:table-cell table:style-name="ce5" office:value-type="string" calcext:value-type="string">
            <text:p>DGA tesorería, habilitación y manejo de fondos</text:p>
          </table:table-cell>
          <table:table-cell table:style-name="ce6" office:value-type="date" office:date-value="2022-06-14" calcext:value-type="date">
            <text:p>14/06/22</text:p>
          </table:table-cell>
          <table:table-cell table:style-name="ce14" office:value-type="string" calcext:value-type="string">
            <text:p>4-1-406</text:p>
          </table:table-cell>
          <table:table-cell table:style-name="ce9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float" office:value="100935" calcext:value-type="float">
            <text:p>100935</text:p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YEALINK W54H SARI: E-100935 S/N: 8301720122518563</text:p>
          </table:table-cell>
          <table:table-cell table:style-name="ce5" office:value-type="string" calcext:value-type="string">
            <text:p>SI</text:p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Beck Liliana</text:p>
          </table:table-cell>
          <table:table-cell table:style-name="ce5" office:value-type="string" calcext:value-type="string">
            <text:p>Asistente social</text:p>
          </table:table-cell>
          <table:table-cell table:style-name="ce6" office:value-type="date" office:date-value="2020-01-01" calcext:value-type="date">
            <text:p>01/01/20</text:p>
          </table:table-cell>
          <table:table-cell table:style-name="ce14" office:value-type="string" calcext:value-type="string">
            <text:p>4-1-528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IP-Inalámbrico</text:p>
          </table:table-cell>
          <table:table-cell table:style-name="ce15" office:value-type="string" calcext:value-type="string">
            <text:p>OFICINA 4 - TELEFONO PANASONIC INALAMBRICO-COLOR NEGRO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2" table:visibility="filter">
          <table:table-cell table:style-name="ce5" office:value-type="string" calcext:value-type="string">
            <text:p>San Jose 1701 </text:p>
          </table:table-cell>
          <table:table-cell table:style-name="ce5" office:value-type="string" calcext:value-type="string">
            <text:p>Politicas de Igualdad y Diversidad</text:p>
          </table:table-cell>
          <table:table-cell table:style-name="ce5" office:value-type="string" calcext:value-type="string">
            <text:p>Espinosa Mariano</text:p>
          </table:table-cell>
          <table:table-cell table:style-name="ce5" office:value-type="string" calcext:value-type="string">
            <text:p>Director de Promoción de derechos para la igualdad</text:p>
          </table:table-cell>
          <table:table-cell table:style-name="ce6" office:value-type="date" office:date-value="2020-01-01" calcext:value-type="date">
            <text:p>01/01/20</text:p>
          </table:table-cell>
          <table:table-cell table:style-name="ce14" office:value-type="string" calcext:value-type="string">
            <text:p>4-3-527</text:p>
          </table:table-cell>
          <table:table-cell table:style-name="ce9" office:value-type="string" calcext:value-type="string">
            <text:p/>
          </table:table-cell>
          <table:table-cell table:number-columns-repeated="2" table:style-name="ce11" office:value-type="string" calcext:value-type="string">
            <text:p/>
          </table:table-cell>
          <table:table-cell table:style-name="ce5" office:value-type="string" calcext:value-type="string">
            <text:p>Télefono</text:p>
          </table:table-cell>
          <table:table-cell table:style-name="ce5" office:value-type="string" calcext:value-type="string">
            <text:p>Línea-comun</text:p>
          </table:table-cell>
          <table:table-cell table:style-name="ce15" office:value-type="string" calcext:value-type="string">
            <text:p>OFICINA 6- TELEFONO PANASONIC TELEFONO FIJO COLOR BLANCO</text:p>
          </table:table-cell>
          <table:table-cell table:style-name="ce5" office:value-type="string" calcext:value-type="string">
            <text:p/>
          </table:table-cell>
          <table:table-cell table:style-name="ce5"/>
          <table:table-cell table:number-columns-repeated="1010"/>
        </table:table-row>
        <table:table-row table:style-name="ro1" table:number-rows-repeated="10482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ien.A2:bien.N316" table:display-filter-buttons="true">
          <table:filter>
            <table:filter-and>
              <table:filter-condition table:field-number="2" table:value="Campello Ángel" table:operator="=">
                <table:filter-set-item table:value="Campello Ángel"/>
                <table:filter-set-item table:value="Depósito Informático"/>
                <table:filter-set-item table:value="Leonardo Lentini"/>
                <table:filter-set-item table:value="Silvetti Gustavo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.446cm" fo:margin-bottom="0.453cm" fo:margin-left="0.82cm" fo:margin-right="1.101cm" style:scale-to="5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 style:data-style-name="N2" text:time-value="14:14:55.450493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hpMyAdmin 4.9.5deb2</meta:initial-creator>
    <meta:creation-date>2022-07-13T14:00:08</meta:creation-date>
    <dc:date>2022-07-14T15:01:19.686995347</dc:date>
    <meta:editing-duration>PT1H6M39S</meta:editing-duration>
    <meta:editing-cycles>22</meta:editing-cycles>
    <meta:document-statistic meta:table-count="1" meta:cell-count="4097" meta:object-count="0"/>
  </office:meta>
</office:document-meta>
</file>